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СтандартныйHTML" style:family="paragraph">
      <style:paragraph-properties fo:background-color="#1E1F22"/>
    </style:style>
    <style:style style:name="T3" style:parent-style-name="Основнойшрифтабзаца" style:family="text">
      <style:text-properties style:font-name="JetBrains Mono" fo:color="#7A7E85"/>
    </style:style>
    <style:style style:name="T4" style:parent-style-name="Основнойшрифтабзаца" style:family="text">
      <style:text-properties style:font-name="JetBrains Mono" fo:color="#7A7E85"/>
    </style:style>
    <style:style style:name="T5" style:parent-style-name="Основнойшрифтабзаца" style:family="text">
      <style:text-properties style:font-name="JetBrains Mono" fo:color="#7A7E85"/>
    </style:style>
    <style:style style:name="T6" style:parent-style-name="Основнойшрифтабзаца" style:family="text">
      <style:text-properties style:font-name="JetBrains Mono" fo:color="#7A7E85"/>
    </style:style>
    <style:style style:name="T7" style:parent-style-name="Основнойшрифтабзаца" style:family="text">
      <style:text-properties style:font-name="JetBrains Mono" fo:color="#CF8E6D" fo:language="en" fo:country="US"/>
    </style:style>
    <style:style style:name="T8" style:parent-style-name="Основнойшрифтабзаца" style:family="text">
      <style:text-properties style:font-name="JetBrains Mono" fo:color="#BCBEC4" fo:language="en" fo:country="US"/>
    </style:style>
    <style:style style:name="T9" style:parent-style-name="Основнойшрифтабзаца" style:family="text">
      <style:text-properties style:font-name="JetBrains Mono" fo:color="#CF8E6D" fo:language="en" fo:country="US"/>
    </style:style>
    <style:style style:name="T10" style:parent-style-name="Основнойшрифтабзаца" style:family="text">
      <style:text-properties style:font-name="JetBrains Mono" fo:color="#BCBEC4" fo:language="en" fo:country="US"/>
    </style:style>
    <style:style style:name="T11" style:parent-style-name="Основнойшрифтабзаца" style:family="text">
      <style:text-properties style:font-name="JetBrains Mono" fo:color="#BCBEC4" fo:language="en" fo:country="US"/>
    </style:style>
    <style:style style:name="T12" style:parent-style-name="Основнойшрифтабзаца" style:family="text">
      <style:text-properties style:font-name="JetBrains Mono" fo:color="#CF8E6D" fo:language="en" fo:country="US"/>
    </style:style>
    <style:style style:name="T13" style:parent-style-name="Основнойшрифтабзаца" style:family="text">
      <style:text-properties style:font-name="JetBrains Mono" fo:color="#BCBEC4" fo:language="en" fo:country="US"/>
    </style:style>
    <style:style style:name="T14" style:parent-style-name="Основнойшрифтабзаца" style:family="text">
      <style:text-properties style:font-name="JetBrains Mono" fo:color="#CF8E6D" fo:language="en" fo:country="US"/>
    </style:style>
    <style:style style:name="T15" style:parent-style-name="Основнойшрифтабзаца" style:family="text">
      <style:text-properties style:font-name="JetBrains Mono" fo:color="#BCBEC4" fo:language="en" fo:country="US"/>
    </style:style>
    <style:style style:name="T16" style:parent-style-name="Основнойшрифтабзаца" style:family="text">
      <style:text-properties style:font-name="JetBrains Mono" fo:color="#BCBEC4" fo:language="en" fo:country="US"/>
    </style:style>
    <style:style style:name="T17" style:parent-style-name="Основнойшрифтабзаца" style:family="text">
      <style:text-properties style:font-name="JetBrains Mono" fo:color="#BCBEC4" fo:language="en" fo:country="US"/>
    </style:style>
    <style:style style:name="T18" style:parent-style-name="Основнойшрифтабзаца" style:family="text">
      <style:text-properties style:font-name="JetBrains Mono" fo:color="#CF8E6D" fo:language="en" fo:country="US"/>
    </style:style>
    <style:style style:name="T19" style:parent-style-name="Основнойшрифтабзаца" style:family="text">
      <style:text-properties style:font-name="JetBrains Mono" fo:color="#BCBEC4" fo:language="en" fo:country="US"/>
    </style:style>
    <style:style style:name="T20" style:parent-style-name="Основнойшрифтабзаца" style:family="text">
      <style:text-properties style:font-name="JetBrains Mono" fo:color="#6AAB73" fo:language="en" fo:country="US"/>
    </style:style>
    <style:style style:name="T21" style:parent-style-name="Основнойшрифтабзаца" style:family="text">
      <style:text-properties style:font-name="JetBrains Mono" fo:color="#BCBEC4" fo:language="en" fo:country="US"/>
    </style:style>
    <style:style style:name="T22" style:parent-style-name="Основнойшрифтабзаца" style:family="text">
      <style:text-properties style:font-name="JetBrains Mono" fo:color="#CF8E6D" fo:language="en" fo:country="US"/>
    </style:style>
    <style:style style:name="T23" style:parent-style-name="Основнойшрифтабзаца" style:family="text">
      <style:text-properties style:font-name="JetBrains Mono" fo:color="#BCBEC4" fo:language="en" fo:country="US"/>
    </style:style>
    <style:style style:name="T24" style:parent-style-name="Основнойшрифтабзаца" style:family="text">
      <style:text-properties style:font-name="JetBrains Mono" fo:color="#BCBEC4" fo:language="en" fo:country="US"/>
    </style:style>
    <style:style style:name="T25" style:parent-style-name="Основнойшрифтабзаца" style:family="text">
      <style:text-properties style:font-name="JetBrains Mono" fo:color="#BCBEC4" fo:language="en" fo:country="US"/>
    </style:style>
    <style:style style:name="T26" style:parent-style-name="Основнойшрифтабзаца" style:family="text">
      <style:text-properties style:font-name="JetBrains Mono" fo:color="#6AAB73" fo:language="en" fo:country="US"/>
    </style:style>
    <style:style style:name="T27" style:parent-style-name="Основнойшрифтабзаца" style:family="text">
      <style:text-properties style:font-name="JetBrains Mono" fo:color="#BCBEC4" fo:language="en" fo:country="US"/>
    </style:style>
    <style:style style:name="T28" style:parent-style-name="Основнойшрифтабзаца" style:family="text">
      <style:text-properties style:font-name="JetBrains Mono" fo:color="#BCBEC4" fo:language="en" fo:country="US"/>
    </style:style>
    <style:style style:name="T29" style:parent-style-name="Основнойшрифтабзаца" style:family="text">
      <style:text-properties style:font-name="JetBrains Mono" fo:color="#6AAB73" fo:language="en" fo:country="US"/>
    </style:style>
    <style:style style:name="T30" style:parent-style-name="Основнойшрифтабзаца" style:family="text">
      <style:text-properties style:font-name="JetBrains Mono" fo:color="#6AAB73" fo:language="en" fo:country="US"/>
    </style:style>
    <style:style style:name="T31" style:parent-style-name="Основнойшрифтабзаца" style:family="text">
      <style:text-properties style:font-name="JetBrains Mono" fo:color="#6AAB73" fo:language="en" fo:country="US"/>
    </style:style>
    <style:style style:name="T32" style:parent-style-name="Основнойшрифтабзаца" style:family="text">
      <style:text-properties style:font-name="JetBrains Mono" fo:color="#6AAB73" fo:language="en" fo:country="US"/>
    </style:style>
    <style:style style:name="T33" style:parent-style-name="Основнойшрифтабзаца" style:family="text">
      <style:text-properties style:font-name="JetBrains Mono" fo:color="#6AAB73" fo:language="en" fo:country="US"/>
    </style:style>
    <style:style style:name="T34" style:parent-style-name="Основнойшрифтабзаца" style:family="text">
      <style:text-properties style:font-name="JetBrains Mono" fo:color="#6AAB73" fo:language="en" fo:country="US"/>
    </style:style>
    <style:style style:name="T35" style:parent-style-name="Основнойшрифтабзаца" style:family="text">
      <style:text-properties style:font-name="JetBrains Mono" fo:color="#6AAB73" fo:language="en" fo:country="US"/>
    </style:style>
    <style:style style:name="T36" style:parent-style-name="Основнойшрифтабзаца" style:family="text">
      <style:text-properties style:font-name="JetBrains Mono" fo:color="#BCBEC4" fo:language="en" fo:country="US"/>
    </style:style>
    <style:style style:name="T37" style:parent-style-name="Основнойшрифтабзаца" style:family="text">
      <style:text-properties style:font-name="JetBrains Mono" fo:color="#BCBEC4" fo:language="en" fo:country="US"/>
    </style:style>
    <style:style style:name="T38" style:parent-style-name="Основнойшрифтабзаца" style:family="text">
      <style:text-properties style:font-name="JetBrains Mono" fo:color="#BCBEC4" fo:language="en" fo:country="US"/>
    </style:style>
    <style:style style:name="T39" style:parent-style-name="Основнойшрифтабзаца" style:family="text">
      <style:text-properties style:font-name="JetBrains Mono" fo:color="#CF8E6D" fo:language="en" fo:country="US"/>
    </style:style>
    <style:style style:name="T40" style:parent-style-name="Основнойшрифтабзаца" style:family="text">
      <style:text-properties style:font-name="JetBrains Mono" fo:color="#BCBEC4" fo:language="en" fo:country="US"/>
    </style:style>
    <style:style style:name="T41" style:parent-style-name="Основнойшрифтабзаца" style:family="text">
      <style:text-properties style:font-name="JetBrains Mono" fo:color="#6AAB73" fo:language="en" fo:country="US"/>
    </style:style>
    <style:style style:name="T42" style:parent-style-name="Основнойшрифтабзаца" style:family="text">
      <style:text-properties style:font-name="JetBrains Mono" fo:color="#BCBEC4" fo:language="en" fo:country="US"/>
    </style:style>
    <style:style style:name="T43" style:parent-style-name="Основнойшрифтабзаца" style:family="text">
      <style:text-properties style:font-name="JetBrains Mono" fo:color="#CF8E6D" fo:language="en" fo:country="US"/>
    </style:style>
    <style:style style:name="T44" style:parent-style-name="Основнойшрифтабзаца" style:family="text">
      <style:text-properties style:font-name="JetBrains Mono" fo:color="#BCBEC4" fo:language="en" fo:country="US"/>
    </style:style>
    <style:style style:name="T45" style:parent-style-name="Основнойшрифтабзаца" style:family="text">
      <style:text-properties style:font-name="JetBrains Mono" fo:color="#BCBEC4" fo:language="en" fo:country="US"/>
    </style:style>
    <style:style style:name="T46" style:parent-style-name="Основнойшрифтабзаца" style:family="text">
      <style:text-properties style:font-name="JetBrains Mono" fo:color="#BCBEC4" fo:language="en" fo:country="US"/>
    </style:style>
    <style:style style:name="T47" style:parent-style-name="Основнойшрифтабзаца" style:family="text">
      <style:text-properties style:font-name="JetBrains Mono" fo:color="#6AAB73" fo:language="en" fo:country="US"/>
    </style:style>
    <style:style style:name="T48" style:parent-style-name="Основнойшрифтабзаца" style:family="text">
      <style:text-properties style:font-name="JetBrains Mono" fo:color="#BCBEC4" fo:language="en" fo:country="US"/>
    </style:style>
    <style:style style:name="T49" style:parent-style-name="Основнойшрифтабзаца" style:family="text">
      <style:text-properties style:font-name="JetBrains Mono" fo:color="#BCBEC4" fo:language="en" fo:country="US"/>
    </style:style>
    <style:style style:name="T50" style:parent-style-name="Основнойшрифтабзаца" style:family="text">
      <style:text-properties style:font-name="JetBrains Mono" fo:color="#BCBEC4" fo:language="en" fo:country="US"/>
    </style:style>
    <style:style style:name="T51" style:parent-style-name="Основнойшрифтабзаца" style:family="text">
      <style:text-properties style:font-name="JetBrains Mono" fo:color="#CF8E6D" fo:language="en" fo:country="US"/>
    </style:style>
    <style:style style:name="T52" style:parent-style-name="Основнойшрифтабзаца" style:family="text">
      <style:text-properties style:font-name="JetBrains Mono" fo:color="#BCBEC4" fo:language="en" fo:country="US"/>
    </style:style>
    <style:style style:name="T53" style:parent-style-name="Основнойшрифтабзаца" style:family="text">
      <style:text-properties style:font-name="JetBrains Mono" fo:color="#6AAB73" fo:language="en" fo:country="US"/>
    </style:style>
    <style:style style:name="T54" style:parent-style-name="Основнойшрифтабзаца" style:family="text">
      <style:text-properties style:font-name="JetBrains Mono" fo:color="#BCBEC4" fo:language="en" fo:country="US"/>
    </style:style>
    <style:style style:name="T55" style:parent-style-name="Основнойшрифтабзаца" style:family="text">
      <style:text-properties style:font-name="JetBrains Mono" fo:color="#CF8E6D" fo:language="en" fo:country="US"/>
    </style:style>
    <style:style style:name="T56" style:parent-style-name="Основнойшрифтабзаца" style:family="text">
      <style:text-properties style:font-name="JetBrains Mono" fo:color="#BCBEC4" fo:language="en" fo:country="US"/>
    </style:style>
    <style:style style:name="T57" style:parent-style-name="Основнойшрифтабзаца" style:family="text">
      <style:text-properties style:font-name="JetBrains Mono" fo:color="#BCBEC4" fo:language="en" fo:country="US"/>
    </style:style>
    <style:style style:name="T58" style:parent-style-name="Основнойшрифтабзаца" style:family="text">
      <style:text-properties style:font-name="JetBrains Mono" fo:color="#BCBEC4" fo:language="en" fo:country="US"/>
    </style:style>
    <style:style style:name="T59" style:parent-style-name="Основнойшрифтабзаца" style:family="text">
      <style:text-properties style:font-name="JetBrains Mono" fo:color="#6AAB73" fo:language="en" fo:country="US"/>
    </style:style>
    <style:style style:name="T60" style:parent-style-name="Основнойшрифтабзаца" style:family="text">
      <style:text-properties style:font-name="JetBrains Mono" fo:color="#BCBEC4" fo:language="en" fo:country="US"/>
    </style:style>
    <style:style style:name="T61" style:parent-style-name="Основнойшрифтабзаца" style:family="text">
      <style:text-properties style:font-name="JetBrains Mono" fo:color="#BCBEC4" fo:language="en" fo:country="US"/>
    </style:style>
    <style:style style:name="T62" style:parent-style-name="Основнойшрифтабзаца" style:family="text">
      <style:text-properties style:font-name="JetBrains Mono" fo:color="#BCBEC4" fo:language="en" fo:country="US"/>
    </style:style>
    <style:style style:name="T63" style:parent-style-name="Основнойшрифтабзаца" style:family="text">
      <style:text-properties style:font-name="JetBrains Mono" fo:color="#6AAB73" fo:language="en" fo:country="US"/>
    </style:style>
    <style:style style:name="T64" style:parent-style-name="Основнойшрифтабзаца" style:family="text">
      <style:text-properties style:font-name="JetBrains Mono" fo:color="#6AAB73"/>
    </style:style>
    <style:style style:name="T65" style:parent-style-name="Основнойшрифтабзаца" style:family="text">
      <style:text-properties style:font-name="JetBrains Mono" fo:color="#6AAB73" fo:language="en" fo:country="US"/>
    </style:style>
    <style:style style:name="T66" style:parent-style-name="Основнойшрифтабзаца" style:family="text">
      <style:text-properties style:font-name="JetBrains Mono" fo:color="#BCBEC4" fo:language="en" fo:country="US"/>
    </style:style>
    <style:style style:name="T67" style:parent-style-name="Основнойшрифтабзаца" style:family="text">
      <style:text-properties style:font-name="JetBrains Mono" fo:color="#6AAB73" fo:language="en" fo:country="US"/>
    </style:style>
    <style:style style:name="T68" style:parent-style-name="Основнойшрифтабзаца" style:family="text">
      <style:text-properties style:font-name="JetBrains Mono" fo:color="#CF8E6D" fo:language="en" fo:country="US"/>
    </style:style>
    <style:style style:name="T69" style:parent-style-name="Основнойшрифтабзаца" style:family="text">
      <style:text-properties style:font-name="JetBrains Mono" fo:color="#6AAB73" fo:language="en" fo:country="US"/>
    </style:style>
    <style:style style:name="T70" style:parent-style-name="Основнойшрифтабзаца" style:family="text">
      <style:text-properties style:font-name="JetBrains Mono" fo:color="#BCBEC4" fo:language="en" fo:country="US"/>
    </style:style>
    <style:style style:name="T71" style:parent-style-name="Основнойшрифтабзаца" style:family="text">
      <style:text-properties style:font-name="JetBrains Mono" fo:color="#BCBEC4" fo:language="en" fo:country="US"/>
    </style:style>
    <style:style style:name="T72" style:parent-style-name="Основнойшрифтабзаца" style:family="text">
      <style:text-properties style:font-name="JetBrains Mono" fo:color="#BCBEC4" fo:language="en" fo:country="US"/>
    </style:style>
    <style:style style:name="T73" style:parent-style-name="Основнойшрифтабзаца" style:family="text">
      <style:text-properties style:font-name="JetBrains Mono" fo:color="#CF8E6D" fo:language="en" fo:country="US"/>
    </style:style>
    <style:style style:name="T74" style:parent-style-name="Основнойшрифтабзаца" style:family="text">
      <style:text-properties style:font-name="JetBrains Mono" fo:color="#BCBEC4" fo:language="en" fo:country="US"/>
    </style:style>
    <style:style style:name="T75" style:parent-style-name="Основнойшрифтабзаца" style:family="text">
      <style:text-properties style:font-name="JetBrains Mono" fo:color="#6AAB73" fo:language="en" fo:country="US"/>
    </style:style>
    <style:style style:name="T76" style:parent-style-name="Основнойшрифтабзаца" style:family="text">
      <style:text-properties style:font-name="JetBrains Mono" fo:color="#BCBEC4" fo:language="en" fo:country="US"/>
    </style:style>
    <style:style style:name="T77" style:parent-style-name="Основнойшрифтабзаца" style:family="text">
      <style:text-properties style:font-name="JetBrains Mono" fo:color="#CF8E6D" fo:language="en" fo:country="US"/>
    </style:style>
    <style:style style:name="T78" style:parent-style-name="Основнойшрифтабзаца" style:family="text">
      <style:text-properties style:font-name="JetBrains Mono" fo:color="#BCBEC4" fo:language="en" fo:country="US"/>
    </style:style>
    <style:style style:name="T79" style:parent-style-name="Основнойшрифтабзаца" style:family="text">
      <style:text-properties style:font-name="JetBrains Mono" fo:color="#BCBEC4" fo:language="en" fo:country="US"/>
    </style:style>
    <style:style style:name="T80" style:parent-style-name="Основнойшрифтабзаца" style:family="text">
      <style:text-properties style:font-name="JetBrains Mono" fo:color="#BCBEC4" fo:language="en" fo:country="US"/>
    </style:style>
    <style:style style:name="T81" style:parent-style-name="Основнойшрифтабзаца" style:family="text">
      <style:text-properties style:font-name="JetBrains Mono" fo:color="#6AAB73" fo:language="en" fo:country="US"/>
    </style:style>
    <style:style style:name="T82" style:parent-style-name="Основнойшрифтабзаца" style:family="text">
      <style:text-properties style:font-name="JetBrains Mono" fo:color="#6AAB73"/>
    </style:style>
    <style:style style:name="T83" style:parent-style-name="Основнойшрифтабзаца" style:family="text">
      <style:text-properties style:font-name="JetBrains Mono" fo:color="#6AAB73" fo:language="en" fo:country="US"/>
    </style:style>
    <style:style style:name="T84" style:parent-style-name="Основнойшрифтабзаца" style:family="text">
      <style:text-properties style:font-name="JetBrains Mono" fo:color="#BCBEC4" fo:language="en" fo:country="US"/>
    </style:style>
    <style:style style:name="T85" style:parent-style-name="Основнойшрифтабзаца" style:family="text">
      <style:text-properties style:font-name="JetBrains Mono" fo:color="#BCBEC4" fo:language="en" fo:country="US"/>
    </style:style>
    <style:style style:name="T86" style:parent-style-name="Основнойшрифтабзаца" style:family="text">
      <style:text-properties style:font-name="JetBrains Mono" fo:color="#BCBEC4" fo:language="en" fo:country="US"/>
    </style:style>
    <style:style style:name="T87" style:parent-style-name="Основнойшрифтабзаца" style:family="text">
      <style:text-properties style:font-name="JetBrains Mono" fo:color="#6AAB73" fo:language="en" fo:country="US"/>
    </style:style>
    <style:style style:name="T88" style:parent-style-name="Основнойшрифтабзаца" style:family="text">
      <style:text-properties style:font-name="JetBrains Mono" fo:color="#6AAB73"/>
    </style:style>
    <style:style style:name="T89" style:parent-style-name="Основнойшрифтабзаца" style:family="text">
      <style:text-properties style:font-name="JetBrains Mono" fo:color="#6AAB73" fo:language="en" fo:country="US"/>
    </style:style>
    <style:style style:name="T90" style:parent-style-name="Основнойшрифтабзаца" style:family="text">
      <style:text-properties style:font-name="JetBrains Mono" fo:color="#BCBEC4" fo:language="en" fo:country="US"/>
    </style:style>
    <style:style style:name="T91" style:parent-style-name="Основнойшрифтабзаца" style:family="text">
      <style:text-properties style:font-name="JetBrains Mono" fo:color="#6AAB73" fo:language="en" fo:country="US"/>
    </style:style>
    <style:style style:name="T92" style:parent-style-name="Основнойшрифтабзаца" style:family="text">
      <style:text-properties style:font-name="JetBrains Mono" fo:color="#CF8E6D" fo:language="en" fo:country="US"/>
    </style:style>
    <style:style style:name="T93" style:parent-style-name="Основнойшрифтабзаца" style:family="text">
      <style:text-properties style:font-name="JetBrains Mono" fo:color="#6AAB73" fo:language="en" fo:country="US"/>
    </style:style>
    <style:style style:name="T94" style:parent-style-name="Основнойшрифтабзаца" style:family="text">
      <style:text-properties style:font-name="JetBrains Mono" fo:color="#BCBEC4" fo:language="en" fo:country="US"/>
    </style:style>
    <style:style style:name="T95" style:parent-style-name="Основнойшрифтабзаца" style:family="text">
      <style:text-properties style:font-name="JetBrains Mono" fo:color="#BCBEC4" fo:language="en" fo:country="US"/>
    </style:style>
    <style:style style:name="T96" style:parent-style-name="Основнойшрифтабзаца" style:family="text">
      <style:text-properties style:font-name="JetBrains Mono" fo:color="#BCBEC4" fo:language="en" fo:country="US"/>
    </style:style>
    <style:style style:name="T97" style:parent-style-name="Основнойшрифтабзаца" style:family="text">
      <style:text-properties style:font-name="JetBrains Mono" fo:color="#CF8E6D" fo:language="en" fo:country="US"/>
    </style:style>
    <style:style style:name="T98" style:parent-style-name="Основнойшрифтабзаца" style:family="text">
      <style:text-properties style:font-name="JetBrains Mono" fo:color="#BCBEC4" fo:language="en" fo:country="US"/>
    </style:style>
    <style:style style:name="T99" style:parent-style-name="Основнойшрифтабзаца" style:family="text">
      <style:text-properties style:font-name="JetBrains Mono" fo:color="#6AAB73" fo:language="en" fo:country="US"/>
    </style:style>
    <style:style style:name="T100" style:parent-style-name="Основнойшрифтабзаца" style:family="text">
      <style:text-properties style:font-name="JetBrains Mono" fo:color="#BCBEC4" fo:language="en" fo:country="US"/>
    </style:style>
    <style:style style:name="T101" style:parent-style-name="Основнойшрифтабзаца" style:family="text">
      <style:text-properties style:font-name="JetBrains Mono" fo:color="#CF8E6D" fo:language="en" fo:country="US"/>
    </style:style>
    <style:style style:name="T102" style:parent-style-name="Основнойшрифтабзаца" style:family="text">
      <style:text-properties style:font-name="JetBrains Mono" fo:color="#BCBEC4" fo:language="en" fo:country="US"/>
    </style:style>
    <style:style style:name="T103" style:parent-style-name="Основнойшрифтабзаца" style:family="text">
      <style:text-properties style:font-name="JetBrains Mono" fo:color="#BCBEC4" fo:language="en" fo:country="US"/>
    </style:style>
    <style:style style:name="T104" style:parent-style-name="Основнойшрифтабзаца" style:family="text">
      <style:text-properties style:font-name="JetBrains Mono" fo:color="#BCBEC4" fo:language="en" fo:country="US"/>
    </style:style>
    <style:style style:name="T105" style:parent-style-name="Основнойшрифтабзаца" style:family="text">
      <style:text-properties style:font-name="JetBrains Mono" fo:color="#6AAB73" fo:language="en" fo:country="US"/>
    </style:style>
    <style:style style:name="T106" style:parent-style-name="Основнойшрифтабзаца" style:family="text">
      <style:text-properties style:font-name="JetBrains Mono" fo:color="#BCBEC4" fo:language="en" fo:country="US"/>
    </style:style>
    <style:style style:name="T107" style:parent-style-name="Основнойшрифтабзаца" style:family="text">
      <style:text-properties style:font-name="JetBrains Mono" fo:color="#BCBEC4" fo:language="en" fo:country="US"/>
    </style:style>
    <style:style style:name="T108" style:parent-style-name="Основнойшрифтабзаца" style:family="text">
      <style:text-properties style:font-name="JetBrains Mono" fo:color="#BCBEC4" fo:language="en" fo:country="US"/>
    </style:style>
    <style:style style:name="T109" style:parent-style-name="Основнойшрифтабзаца" style:family="text">
      <style:text-properties style:font-name="JetBrains Mono" fo:color="#6AAB73" fo:language="en" fo:country="US"/>
    </style:style>
    <style:style style:name="T110" style:parent-style-name="Основнойшрифтабзаца" style:family="text">
      <style:text-properties style:font-name="JetBrains Mono" fo:color="#6AAB73"/>
    </style:style>
    <style:style style:name="T111" style:parent-style-name="Основнойшрифтабзаца" style:family="text">
      <style:text-properties style:font-name="JetBrains Mono" fo:color="#6AAB73" fo:language="en" fo:country="US"/>
    </style:style>
    <style:style style:name="T112" style:parent-style-name="Основнойшрифтабзаца" style:family="text">
      <style:text-properties style:font-name="JetBrains Mono" fo:color="#BCBEC4" fo:language="en" fo:country="US"/>
    </style:style>
    <style:style style:name="T113" style:parent-style-name="Основнойшрифтабзаца" style:family="text">
      <style:text-properties style:font-name="JetBrains Mono" fo:color="#6AAB73" fo:language="en" fo:country="US"/>
    </style:style>
    <style:style style:name="T114" style:parent-style-name="Основнойшрифтабзаца" style:family="text">
      <style:text-properties style:font-name="JetBrains Mono" fo:color="#CF8E6D" fo:language="en" fo:country="US"/>
    </style:style>
    <style:style style:name="T115" style:parent-style-name="Основнойшрифтабзаца" style:family="text">
      <style:text-properties style:font-name="JetBrains Mono" fo:color="#6AAB73" fo:language="en" fo:country="US"/>
    </style:style>
    <style:style style:name="T116" style:parent-style-name="Основнойшрифтабзаца" style:family="text">
      <style:text-properties style:font-name="JetBrains Mono" fo:color="#BCBEC4" fo:language="en" fo:country="US"/>
    </style:style>
    <style:style style:name="T117" style:parent-style-name="Основнойшрифтабзаца" style:family="text">
      <style:text-properties style:font-name="JetBrains Mono" fo:color="#BCBEC4" fo:language="en" fo:country="US"/>
    </style:style>
    <style:style style:name="T118" style:parent-style-name="Основнойшрифтабзаца" style:family="text">
      <style:text-properties style:font-name="JetBrains Mono" fo:color="#BCBEC4" fo:language="en" fo:country="US"/>
    </style:style>
    <style:style style:name="T119" style:parent-style-name="Основнойшрифтабзаца" style:family="text">
      <style:text-properties style:font-name="JetBrains Mono" fo:color="#CF8E6D" fo:language="en" fo:country="US"/>
    </style:style>
    <style:style style:name="T120" style:parent-style-name="Основнойшрифтабзаца" style:family="text">
      <style:text-properties style:font-name="JetBrains Mono" fo:color="#BCBEC4" fo:language="en" fo:country="US"/>
    </style:style>
    <style:style style:name="T121" style:parent-style-name="Основнойшрифтабзаца" style:family="text">
      <style:text-properties style:font-name="JetBrains Mono" fo:color="#6AAB73" fo:language="en" fo:country="US"/>
    </style:style>
    <style:style style:name="T122" style:parent-style-name="Основнойшрифтабзаца" style:family="text">
      <style:text-properties style:font-name="JetBrains Mono" fo:color="#BCBEC4" fo:language="en" fo:country="US"/>
    </style:style>
    <style:style style:name="T123" style:parent-style-name="Основнойшрифтабзаца" style:family="text">
      <style:text-properties style:font-name="JetBrains Mono" fo:color="#CF8E6D" fo:language="en" fo:country="US"/>
    </style:style>
    <style:style style:name="T124" style:parent-style-name="Основнойшрифтабзаца" style:family="text">
      <style:text-properties style:font-name="JetBrains Mono" fo:color="#BCBEC4" fo:language="en" fo:country="US"/>
    </style:style>
    <style:style style:name="T125" style:parent-style-name="Основнойшрифтабзаца" style:family="text">
      <style:text-properties style:font-name="JetBrains Mono" fo:color="#BCBEC4" fo:language="en" fo:country="US"/>
    </style:style>
    <style:style style:name="T126" style:parent-style-name="Основнойшрифтабзаца" style:family="text">
      <style:text-properties style:font-name="JetBrains Mono" fo:color="#BCBEC4" fo:language="en" fo:country="US"/>
    </style:style>
    <style:style style:name="T127" style:parent-style-name="Основнойшрифтабзаца" style:family="text">
      <style:text-properties style:font-name="JetBrains Mono" fo:color="#6AAB73" fo:language="en" fo:country="US"/>
    </style:style>
    <style:style style:name="T128" style:parent-style-name="Основнойшрифтабзаца" style:family="text">
      <style:text-properties style:font-name="JetBrains Mono" fo:color="#BCBEC4" fo:language="en" fo:country="US"/>
    </style:style>
    <style:style style:name="T129" style:parent-style-name="Основнойшрифтабзаца" style:family="text">
      <style:text-properties style:font-name="JetBrains Mono" fo:color="#BCBEC4" fo:language="en" fo:country="US"/>
    </style:style>
    <style:style style:name="T130" style:parent-style-name="Основнойшрифтабзаца" style:family="text">
      <style:text-properties style:font-name="JetBrains Mono" fo:color="#BCBEC4" fo:language="en" fo:country="US"/>
    </style:style>
    <style:style style:name="T131" style:parent-style-name="Основнойшрифтабзаца" style:family="text">
      <style:text-properties style:font-name="JetBrains Mono" fo:color="#CF8E6D" fo:language="en" fo:country="US"/>
    </style:style>
    <style:style style:name="T132" style:parent-style-name="Основнойшрифтабзаца" style:family="text">
      <style:text-properties style:font-name="JetBrains Mono" fo:color="#BCBEC4" fo:language="en" fo:country="US"/>
    </style:style>
    <style:style style:name="T133" style:parent-style-name="Основнойшрифтабзаца" style:family="text">
      <style:text-properties style:font-name="JetBrains Mono" fo:color="#6AAB73" fo:language="en" fo:country="US"/>
    </style:style>
    <style:style style:name="T134" style:parent-style-name="Основнойшрифтабзаца" style:family="text">
      <style:text-properties style:font-name="JetBrains Mono" fo:color="#BCBEC4" fo:language="en" fo:country="US"/>
    </style:style>
    <style:style style:name="T135" style:parent-style-name="Основнойшрифтабзаца" style:family="text">
      <style:text-properties style:font-name="JetBrains Mono" fo:color="#CF8E6D" fo:language="en" fo:country="US"/>
    </style:style>
    <style:style style:name="T136" style:parent-style-name="Основнойшрифтабзаца" style:family="text">
      <style:text-properties style:font-name="JetBrains Mono" fo:color="#BCBEC4" fo:language="en" fo:country="US"/>
    </style:style>
    <style:style style:name="T137" style:parent-style-name="Основнойшрифтабзаца" style:family="text">
      <style:text-properties style:font-name="JetBrains Mono" fo:color="#BCBEC4" fo:language="en" fo:country="US"/>
    </style:style>
    <style:style style:name="T138" style:parent-style-name="Основнойшрифтабзаца" style:family="text">
      <style:text-properties style:font-name="JetBrains Mono" fo:color="#BCBEC4" fo:language="en" fo:country="US"/>
    </style:style>
    <style:style style:name="T139" style:parent-style-name="Основнойшрифтабзаца" style:family="text">
      <style:text-properties style:font-name="JetBrains Mono" fo:color="#6AAB73" fo:language="en" fo:country="US"/>
    </style:style>
    <style:style style:name="T140" style:parent-style-name="Основнойшрифтабзаца" style:family="text">
      <style:text-properties style:font-name="JetBrains Mono" fo:color="#BCBEC4" fo:language="en" fo:country="US"/>
    </style:style>
    <style:style style:name="T141" style:parent-style-name="Основнойшрифтабзаца" style:family="text">
      <style:text-properties style:font-name="JetBrains Mono" fo:color="#BCBEC4" fo:language="en" fo:country="US"/>
    </style:style>
    <style:style style:name="T142" style:parent-style-name="Основнойшрифтабзаца" style:family="text">
      <style:text-properties style:font-name="JetBrains Mono" fo:color="#6AAB73" fo:language="en" fo:country="US"/>
    </style:style>
    <style:style style:name="T143" style:parent-style-name="Основнойшрифтабзаца" style:family="text">
      <style:text-properties style:font-name="JetBrains Mono" fo:color="#6AAB73"/>
    </style:style>
    <style:style style:name="T144" style:parent-style-name="Основнойшрифтабзаца" style:family="text">
      <style:text-properties style:font-name="JetBrains Mono" fo:color="#6AAB73" fo:language="en" fo:country="US"/>
    </style:style>
    <style:style style:name="T145" style:parent-style-name="Основнойшрифтабзаца" style:family="text">
      <style:text-properties style:font-name="JetBrains Mono" fo:color="#BCBEC4" fo:language="en" fo:country="US"/>
    </style:style>
    <style:style style:name="T146" style:parent-style-name="Основнойшрифтабзаца" style:family="text">
      <style:text-properties style:font-name="JetBrains Mono" fo:color="#6AAB73" fo:language="en" fo:country="US"/>
    </style:style>
    <style:style style:name="T147" style:parent-style-name="Основнойшрифтабзаца" style:family="text">
      <style:text-properties style:font-name="JetBrains Mono" fo:color="#CF8E6D" fo:language="en" fo:country="US"/>
    </style:style>
    <style:style style:name="T148" style:parent-style-name="Основнойшрифтабзаца" style:family="text">
      <style:text-properties style:font-name="JetBrains Mono" fo:color="#6AAB73" fo:language="en" fo:country="US"/>
    </style:style>
    <style:style style:name="T149" style:parent-style-name="Основнойшрифтабзаца" style:family="text">
      <style:text-properties style:font-name="JetBrains Mono" fo:color="#BCBEC4" fo:language="en" fo:country="US"/>
    </style:style>
    <style:style style:name="T150" style:parent-style-name="Основнойшрифтабзаца" style:family="text">
      <style:text-properties style:font-name="JetBrains Mono" fo:color="#BCBEC4" fo:language="en" fo:country="US"/>
    </style:style>
    <style:style style:name="T151" style:parent-style-name="Основнойшрифтабзаца" style:family="text">
      <style:text-properties style:font-name="JetBrains Mono" fo:color="#CF8E6D" fo:language="en" fo:country="US"/>
    </style:style>
    <style:style style:name="T152" style:parent-style-name="Основнойшрифтабзаца" style:family="text">
      <style:text-properties style:font-name="JetBrains Mono" fo:color="#BCBEC4" fo:language="en" fo:country="US"/>
    </style:style>
    <style:style style:name="T153" style:parent-style-name="Основнойшрифтабзаца" style:family="text">
      <style:text-properties style:font-name="JetBrains Mono" fo:color="#CF8E6D" fo:language="en" fo:country="US"/>
    </style:style>
    <style:style style:name="T154" style:parent-style-name="Основнойшрифтабзаца" style:family="text">
      <style:text-properties style:font-name="JetBrains Mono" fo:color="#BCBEC4" fo:language="en" fo:country="US"/>
    </style:style>
    <style:style style:name="T155" style:parent-style-name="Основнойшрифтабзаца" style:family="text">
      <style:text-properties style:font-name="JetBrains Mono" fo:color="#BCBEC4" fo:language="en" fo:country="US"/>
    </style:style>
    <style:style style:name="T156" style:parent-style-name="Основнойшрифтабзаца" style:family="text">
      <style:text-properties style:font-name="JetBrains Mono" fo:color="#BCBEC4" fo:language="en" fo:country="US"/>
    </style:style>
    <style:style style:name="T157" style:parent-style-name="Основнойшрифтабзаца" style:family="text">
      <style:text-properties style:font-name="JetBrains Mono" fo:color="#6AAB73" fo:language="en" fo:country="US"/>
    </style:style>
    <style:style style:name="T158" style:parent-style-name="Основнойшрифтабзаца" style:family="text">
      <style:text-properties style:font-name="JetBrains Mono" fo:color="#CF8E6D" fo:language="en" fo:country="US"/>
    </style:style>
    <style:style style:name="T159" style:parent-style-name="Основнойшрифтабзаца" style:family="text">
      <style:text-properties style:font-name="JetBrains Mono" fo:color="#6AAB73" fo:language="en" fo:country="US"/>
    </style:style>
    <style:style style:name="T160" style:parent-style-name="Основнойшрифтабзаца" style:family="text">
      <style:text-properties style:font-name="JetBrains Mono" fo:color="#BCBEC4" fo:language="en" fo:country="US"/>
    </style:style>
    <style:style style:name="T161" style:parent-style-name="Основнойшрифтабзаца" style:family="text">
      <style:text-properties style:font-name="JetBrains Mono" fo:color="#BCBEC4" fo:language="en" fo:country="US"/>
    </style:style>
    <style:style style:name="T162" style:parent-style-name="Основнойшрифтабзаца" style:family="text">
      <style:text-properties style:font-name="JetBrains Mono" fo:color="#BCBEC4" fo:language="en" fo:country="US"/>
    </style:style>
    <style:style style:name="T163" style:parent-style-name="Основнойшрифтабзаца" style:family="text">
      <style:text-properties style:font-name="JetBrains Mono" fo:color="#CF8E6D" fo:language="en" fo:country="US"/>
    </style:style>
    <style:style style:name="T164" style:parent-style-name="Основнойшрифтабзаца" style:family="text">
      <style:text-properties style:font-name="JetBrains Mono" fo:color="#BCBEC4" fo:language="en" fo:country="US"/>
    </style:style>
    <style:style style:name="T165" style:parent-style-name="Основнойшрифтабзаца" style:family="text">
      <style:text-properties style:font-name="JetBrains Mono" fo:color="#6AAB73" fo:language="en" fo:country="US"/>
    </style:style>
    <style:style style:name="T166" style:parent-style-name="Основнойшрифтабзаца" style:family="text">
      <style:text-properties style:font-name="JetBrains Mono" fo:color="#BCBEC4" fo:language="en" fo:country="US"/>
    </style:style>
    <style:style style:name="T167" style:parent-style-name="Основнойшрифтабзаца" style:family="text">
      <style:text-properties style:font-name="JetBrains Mono" fo:color="#CF8E6D" fo:language="en" fo:country="US"/>
    </style:style>
    <style:style style:name="T168" style:parent-style-name="Основнойшрифтабзаца" style:family="text">
      <style:text-properties style:font-name="JetBrains Mono" fo:color="#BCBEC4" fo:language="en" fo:country="US"/>
    </style:style>
    <style:style style:name="T169" style:parent-style-name="Основнойшрифтабзаца" style:family="text">
      <style:text-properties style:font-name="JetBrains Mono" fo:color="#BCBEC4" fo:language="en" fo:country="US"/>
    </style:style>
    <style:style style:name="T170" style:parent-style-name="Основнойшрифтабзаца" style:family="text">
      <style:text-properties style:font-name="JetBrains Mono" fo:color="#BCBEC4" fo:language="en" fo:country="US"/>
    </style:style>
    <style:style style:name="T171" style:parent-style-name="Основнойшрифтабзаца" style:family="text">
      <style:text-properties style:font-name="JetBrains Mono" fo:color="#6AAB73" fo:language="en" fo:country="US"/>
    </style:style>
    <style:style style:name="T172" style:parent-style-name="Основнойшрифтабзаца" style:family="text">
      <style:text-properties style:font-name="JetBrains Mono" fo:color="#6AAB73"/>
    </style:style>
    <style:style style:name="T173" style:parent-style-name="Основнойшрифтабзаца" style:family="text">
      <style:text-properties style:font-name="JetBrains Mono" fo:color="#6AAB73" fo:language="en" fo:country="US"/>
    </style:style>
    <style:style style:name="T174" style:parent-style-name="Основнойшрифтабзаца" style:family="text">
      <style:text-properties style:font-name="JetBrains Mono" fo:color="#BCBEC4" fo:language="en" fo:country="US"/>
    </style:style>
    <style:style style:name="T175" style:parent-style-name="Основнойшрифтабзаца" style:family="text">
      <style:text-properties style:font-name="JetBrains Mono" fo:color="#BCBEC4" fo:language="en" fo:country="US"/>
    </style:style>
    <style:style style:name="T176" style:parent-style-name="Основнойшрифтабзаца" style:family="text">
      <style:text-properties style:font-name="JetBrains Mono" fo:color="#BCBEC4" fo:language="en" fo:country="US"/>
    </style:style>
    <style:style style:name="T177" style:parent-style-name="Основнойшрифтабзаца" style:family="text">
      <style:text-properties style:font-name="JetBrains Mono" fo:color="#CF8E6D" fo:language="en" fo:country="US"/>
    </style:style>
    <style:style style:name="T178" style:parent-style-name="Основнойшрифтабзаца" style:family="text">
      <style:text-properties style:font-name="JetBrains Mono" fo:color="#BCBEC4" fo:language="en" fo:country="US"/>
    </style:style>
    <style:style style:name="T179" style:parent-style-name="Основнойшрифтабзаца" style:family="text">
      <style:text-properties style:font-name="JetBrains Mono" fo:color="#6AAB73" fo:language="en" fo:country="US"/>
    </style:style>
    <style:style style:name="T180" style:parent-style-name="Основнойшрифтабзаца" style:family="text">
      <style:text-properties style:font-name="JetBrains Mono" fo:color="#BCBEC4" fo:language="en" fo:country="US"/>
    </style:style>
    <style:style style:name="T181" style:parent-style-name="Основнойшрифтабзаца" style:family="text">
      <style:text-properties style:font-name="JetBrains Mono" fo:color="#CF8E6D" fo:language="en" fo:country="US"/>
    </style:style>
    <style:style style:name="T182" style:parent-style-name="Основнойшрифтабзаца" style:family="text">
      <style:text-properties style:font-name="JetBrains Mono" fo:color="#BCBEC4" fo:language="en" fo:country="US"/>
    </style:style>
    <style:style style:name="T183" style:parent-style-name="Основнойшрифтабзаца" style:family="text">
      <style:text-properties style:font-name="JetBrains Mono" fo:color="#BCBEC4" fo:language="en" fo:country="US"/>
    </style:style>
    <style:style style:name="T184" style:parent-style-name="Основнойшрифтабзаца" style:family="text">
      <style:text-properties style:font-name="JetBrains Mono" fo:color="#BCBEC4" fo:language="en" fo:country="US"/>
    </style:style>
    <style:style style:name="T185" style:parent-style-name="Основнойшрифтабзаца" style:family="text">
      <style:text-properties style:font-name="JetBrains Mono" fo:color="#6AAB73" fo:language="en" fo:country="US"/>
    </style:style>
    <style:style style:name="T186" style:parent-style-name="Основнойшрифтабзаца" style:family="text">
      <style:text-properties style:font-name="JetBrains Mono" fo:color="#BCBEC4" fo:language="en" fo:country="US"/>
    </style:style>
    <style:style style:name="T187" style:parent-style-name="Основнойшрифтабзаца" style:family="text">
      <style:text-properties style:font-name="JetBrains Mono" fo:color="#BCBEC4" fo:language="en" fo:country="US"/>
    </style:style>
    <style:style style:name="T188" style:parent-style-name="Основнойшрифтабзаца" style:family="text">
      <style:text-properties style:font-name="JetBrains Mono" fo:color="#6AAB73" fo:language="en" fo:country="US"/>
    </style:style>
    <style:style style:name="T189" style:parent-style-name="Основнойшрифтабзаца" style:family="text">
      <style:text-properties style:font-name="JetBrains Mono" fo:color="#6AAB73"/>
    </style:style>
    <style:style style:name="T190" style:parent-style-name="Основнойшрифтабзаца" style:family="text">
      <style:text-properties style:font-name="JetBrains Mono" fo:color="#6AAB73" fo:language="en" fo:country="US"/>
    </style:style>
    <style:style style:name="T191" style:parent-style-name="Основнойшрифтабзаца" style:family="text">
      <style:text-properties style:font-name="JetBrains Mono" fo:color="#BCBEC4" fo:language="en" fo:country="US"/>
    </style:style>
    <style:style style:name="T192" style:parent-style-name="Основнойшрифтабзаца" style:family="text">
      <style:text-properties style:font-name="JetBrains Mono" fo:color="#6AAB73" fo:language="en" fo:country="US"/>
    </style:style>
    <style:style style:name="T193" style:parent-style-name="Основнойшрифтабзаца" style:family="text">
      <style:text-properties style:font-name="JetBrains Mono" fo:color="#CF8E6D" fo:language="en" fo:country="US"/>
    </style:style>
    <style:style style:name="T194" style:parent-style-name="Основнойшрифтабзаца" style:family="text">
      <style:text-properties style:font-name="JetBrains Mono" fo:color="#6AAB73" fo:language="en" fo:country="US"/>
    </style:style>
    <style:style style:name="T195" style:parent-style-name="Основнойшрифтабзаца" style:family="text">
      <style:text-properties style:font-name="JetBrains Mono" fo:color="#BCBEC4" fo:language="en" fo:country="US"/>
    </style:style>
    <style:style style:name="T196" style:parent-style-name="Основнойшрифтабзаца" style:family="text">
      <style:text-properties style:font-name="JetBrains Mono" fo:color="#BCBEC4" fo:language="en" fo:country="US"/>
    </style:style>
    <style:style style:name="T197" style:parent-style-name="Основнойшрифтабзаца" style:family="text">
      <style:text-properties style:font-name="JetBrains Mono" fo:color="#CF8E6D" fo:language="en" fo:country="US"/>
    </style:style>
    <style:style style:name="T198" style:parent-style-name="Основнойшрифтабзаца" style:family="text">
      <style:text-properties style:font-name="JetBrains Mono" fo:color="#BCBEC4" fo:language="en" fo:country="US"/>
    </style:style>
    <style:style style:name="T199" style:parent-style-name="Основнойшрифтабзаца" style:family="text">
      <style:text-properties style:font-name="JetBrains Mono" fo:color="#CF8E6D" fo:language="en" fo:country="US"/>
    </style:style>
    <style:style style:name="T200" style:parent-style-name="Основнойшрифтабзаца" style:family="text">
      <style:text-properties style:font-name="JetBrains Mono" fo:color="#BCBEC4" fo:language="en" fo:country="US"/>
    </style:style>
    <style:style style:name="T201" style:parent-style-name="Основнойшрифтабзаца" style:family="text">
      <style:text-properties style:font-name="JetBrains Mono" fo:color="#BCBEC4" fo:language="en" fo:country="US"/>
    </style:style>
    <style:style style:name="T202" style:parent-style-name="Основнойшрифтабзаца" style:family="text">
      <style:text-properties style:font-name="JetBrains Mono" fo:color="#BCBEC4" fo:language="en" fo:country="US"/>
    </style:style>
    <style:style style:name="T203" style:parent-style-name="Основнойшрифтабзаца" style:family="text">
      <style:text-properties style:font-name="JetBrains Mono" fo:color="#6AAB73" fo:language="en" fo:country="US"/>
    </style:style>
    <style:style style:name="T204" style:parent-style-name="Основнойшрифтабзаца" style:family="text">
      <style:text-properties style:font-name="JetBrains Mono" fo:color="#CF8E6D" fo:language="en" fo:country="US"/>
    </style:style>
    <style:style style:name="T205" style:parent-style-name="Основнойшрифтабзаца" style:family="text">
      <style:text-properties style:font-name="JetBrains Mono" fo:color="#6AAB73" fo:language="en" fo:country="US"/>
    </style:style>
    <style:style style:name="T206" style:parent-style-name="Основнойшрифтабзаца" style:family="text">
      <style:text-properties style:font-name="JetBrains Mono" fo:color="#BCBEC4" fo:language="en" fo:country="US"/>
    </style:style>
    <style:style style:name="T207" style:parent-style-name="Основнойшрифтабзаца" style:family="text">
      <style:text-properties style:font-name="JetBrains Mono" fo:color="#BCBEC4" fo:language="en" fo:country="US"/>
    </style:style>
    <style:style style:name="T208" style:parent-style-name="Основнойшрифтабзаца" style:family="text">
      <style:text-properties style:font-name="JetBrains Mono" fo:color="#BCBEC4" fo:language="en" fo:country="US"/>
    </style:style>
    <style:style style:name="T209" style:parent-style-name="Основнойшрифтабзаца" style:family="text">
      <style:text-properties style:font-name="JetBrains Mono" fo:color="#CF8E6D" fo:language="en" fo:country="US"/>
    </style:style>
    <style:style style:name="T210" style:parent-style-name="Основнойшрифтабзаца" style:family="text">
      <style:text-properties style:font-name="JetBrains Mono" fo:color="#BCBEC4" fo:language="en" fo:country="US"/>
    </style:style>
    <style:style style:name="T211" style:parent-style-name="Основнойшрифтабзаца" style:family="text">
      <style:text-properties style:font-name="JetBrains Mono" fo:color="#6AAB73" fo:language="en" fo:country="US"/>
    </style:style>
    <style:style style:name="T212" style:parent-style-name="Основнойшрифтабзаца" style:family="text">
      <style:text-properties style:font-name="JetBrains Mono" fo:color="#BCBEC4" fo:language="en" fo:country="US"/>
    </style:style>
    <style:style style:name="T213" style:parent-style-name="Основнойшрифтабзаца" style:family="text">
      <style:text-properties style:font-name="JetBrains Mono" fo:color="#CF8E6D" fo:language="en" fo:country="US"/>
    </style:style>
    <style:style style:name="T214" style:parent-style-name="Основнойшрифтабзаца" style:family="text">
      <style:text-properties style:font-name="JetBrains Mono" fo:color="#BCBEC4" fo:language="en" fo:country="US"/>
    </style:style>
    <style:style style:name="T215" style:parent-style-name="Основнойшрифтабзаца" style:family="text">
      <style:text-properties style:font-name="JetBrains Mono" fo:color="#BCBEC4" fo:language="en" fo:country="US"/>
    </style:style>
    <style:style style:name="T216" style:parent-style-name="Основнойшрифтабзаца" style:family="text">
      <style:text-properties style:font-name="JetBrains Mono" fo:color="#BCBEC4" fo:language="en" fo:country="US"/>
    </style:style>
    <style:style style:name="T217" style:parent-style-name="Основнойшрифтабзаца" style:family="text">
      <style:text-properties style:font-name="JetBrains Mono" fo:color="#6AAB73" fo:language="en" fo:country="US"/>
    </style:style>
    <style:style style:name="T218" style:parent-style-name="Основнойшрифтабзаца" style:family="text">
      <style:text-properties style:font-name="JetBrains Mono" fo:color="#6AAB73"/>
    </style:style>
    <style:style style:name="T219" style:parent-style-name="Основнойшрифтабзаца" style:family="text">
      <style:text-properties style:font-name="JetBrains Mono" fo:color="#6AAB73" fo:language="en" fo:country="US"/>
    </style:style>
    <style:style style:name="T220" style:parent-style-name="Основнойшрифтабзаца" style:family="text">
      <style:text-properties style:font-name="JetBrains Mono" fo:color="#BCBEC4" fo:language="en" fo:country="US"/>
    </style:style>
    <style:style style:name="T221" style:parent-style-name="Основнойшрифтабзаца" style:family="text">
      <style:text-properties style:font-name="JetBrains Mono" fo:color="#BCBEC4" fo:language="en" fo:country="US"/>
    </style:style>
    <style:style style:name="T222" style:parent-style-name="Основнойшрифтабзаца" style:family="text">
      <style:text-properties style:font-name="JetBrains Mono" fo:color="#BCBEC4" fo:language="en" fo:country="US"/>
    </style:style>
    <style:style style:name="T223" style:parent-style-name="Основнойшрифтабзаца" style:family="text">
      <style:text-properties style:font-name="JetBrains Mono" fo:color="#CF8E6D" fo:language="en" fo:country="US"/>
    </style:style>
    <style:style style:name="T224" style:parent-style-name="Основнойшрифтабзаца" style:family="text">
      <style:text-properties style:font-name="JetBrains Mono" fo:color="#BCBEC4" fo:language="en" fo:country="US"/>
    </style:style>
    <style:style style:name="T225" style:parent-style-name="Основнойшрифтабзаца" style:family="text">
      <style:text-properties style:font-name="JetBrains Mono" fo:color="#6AAB73" fo:language="en" fo:country="US"/>
    </style:style>
    <style:style style:name="T226" style:parent-style-name="Основнойшрифтабзаца" style:family="text">
      <style:text-properties style:font-name="JetBrains Mono" fo:color="#BCBEC4" fo:language="en" fo:country="US"/>
    </style:style>
    <style:style style:name="T227" style:parent-style-name="Основнойшрифтабзаца" style:family="text">
      <style:text-properties style:font-name="JetBrains Mono" fo:color="#CF8E6D" fo:language="en" fo:country="US"/>
    </style:style>
    <style:style style:name="T228" style:parent-style-name="Основнойшрифтабзаца" style:family="text">
      <style:text-properties style:font-name="JetBrains Mono" fo:color="#BCBEC4" fo:language="en" fo:country="US"/>
    </style:style>
    <style:style style:name="T229" style:parent-style-name="Основнойшрифтабзаца" style:family="text">
      <style:text-properties style:font-name="JetBrains Mono" fo:color="#BCBEC4" fo:language="en" fo:country="US"/>
    </style:style>
    <style:style style:name="T230" style:parent-style-name="Основнойшрифтабзаца" style:family="text">
      <style:text-properties style:font-name="JetBrains Mono" fo:color="#BCBEC4" fo:language="en" fo:country="US"/>
    </style:style>
    <style:style style:name="T231" style:parent-style-name="Основнойшрифтабзаца" style:family="text">
      <style:text-properties style:font-name="JetBrains Mono" fo:color="#6AAB73" fo:language="en" fo:country="US"/>
    </style:style>
    <style:style style:name="T232" style:parent-style-name="Основнойшрифтабзаца" style:family="text">
      <style:text-properties style:font-name="JetBrains Mono" fo:color="#BCBEC4" fo:language="en" fo:country="US"/>
    </style:style>
    <style:style style:name="T233" style:parent-style-name="Основнойшрифтабзаца" style:family="text">
      <style:text-properties style:font-name="JetBrains Mono" fo:color="#BCBEC4" fo:language="en" fo:country="US"/>
    </style:style>
    <style:style style:name="T234" style:parent-style-name="Основнойшрифтабзаца" style:family="text">
      <style:text-properties style:font-name="JetBrains Mono" fo:color="#6AAB73" fo:language="en" fo:country="US"/>
    </style:style>
    <style:style style:name="T235" style:parent-style-name="Основнойшрифтабзаца" style:family="text">
      <style:text-properties style:font-name="JetBrains Mono" fo:color="#6AAB73"/>
    </style:style>
    <style:style style:name="T236" style:parent-style-name="Основнойшрифтабзаца" style:family="text">
      <style:text-properties style:font-name="JetBrains Mono" fo:color="#6AAB73" fo:language="en" fo:country="US"/>
    </style:style>
    <style:style style:name="T237" style:parent-style-name="Основнойшрифтабзаца" style:family="text">
      <style:text-properties style:font-name="JetBrains Mono" fo:color="#BCBEC4" fo:language="en" fo:country="US"/>
    </style:style>
    <style:style style:name="T238" style:parent-style-name="Основнойшрифтабзаца" style:family="text">
      <style:text-properties style:font-name="JetBrains Mono" fo:color="#6AAB73" fo:language="en" fo:country="US"/>
    </style:style>
    <style:style style:name="T239" style:parent-style-name="Основнойшрифтабзаца" style:family="text">
      <style:text-properties style:font-name="JetBrains Mono" fo:color="#CF8E6D" fo:language="en" fo:country="US"/>
    </style:style>
    <style:style style:name="T240" style:parent-style-name="Основнойшрифтабзаца" style:family="text">
      <style:text-properties style:font-name="JetBrains Mono" fo:color="#6AAB73" fo:language="en" fo:country="US"/>
    </style:style>
    <style:style style:name="T241" style:parent-style-name="Основнойшрифтабзаца" style:family="text">
      <style:text-properties style:font-name="JetBrains Mono" fo:color="#BCBEC4" fo:language="en" fo:country="US"/>
    </style:style>
    <style:style style:name="T242" style:parent-style-name="Основнойшрифтабзаца" style:family="text">
      <style:text-properties style:font-name="JetBrains Mono" fo:color="#BCBEC4" fo:language="en" fo:country="US"/>
    </style:style>
    <style:style style:name="T243" style:parent-style-name="Основнойшрифтабзаца" style:family="text">
      <style:text-properties style:font-name="JetBrains Mono" fo:color="#CF8E6D" fo:language="en" fo:country="US"/>
    </style:style>
    <style:style style:name="T244" style:parent-style-name="Основнойшрифтабзаца" style:family="text">
      <style:text-properties style:font-name="JetBrains Mono" fo:color="#BCBEC4" fo:language="en" fo:country="US"/>
    </style:style>
    <style:style style:name="T245" style:parent-style-name="Основнойшрифтабзаца" style:family="text">
      <style:text-properties style:font-name="JetBrains Mono" fo:color="#CF8E6D" fo:language="en" fo:country="US"/>
    </style:style>
    <style:style style:name="T246" style:parent-style-name="Основнойшрифтабзаца" style:family="text">
      <style:text-properties style:font-name="JetBrains Mono" fo:color="#BCBEC4" fo:language="en" fo:country="US"/>
    </style:style>
    <style:style style:name="T247" style:parent-style-name="Основнойшрифтабзаца" style:family="text">
      <style:text-properties style:font-name="JetBrains Mono" fo:color="#BCBEC4" fo:language="en" fo:country="US"/>
    </style:style>
    <style:style style:name="T248" style:parent-style-name="Основнойшрифтабзаца" style:family="text">
      <style:text-properties style:font-name="JetBrains Mono" fo:color="#BCBEC4" fo:language="en" fo:country="US"/>
    </style:style>
    <style:style style:name="T249" style:parent-style-name="Основнойшрифтабзаца" style:family="text">
      <style:text-properties style:font-name="JetBrains Mono" fo:color="#6AAB73" fo:language="en" fo:country="US"/>
    </style:style>
    <style:style style:name="T250" style:parent-style-name="Основнойшрифтабзаца" style:family="text">
      <style:text-properties style:font-name="JetBrains Mono" fo:color="#CF8E6D" fo:language="en" fo:country="US"/>
    </style:style>
    <style:style style:name="T251" style:parent-style-name="Основнойшрифтабзаца" style:family="text">
      <style:text-properties style:font-name="JetBrains Mono" fo:color="#6AAB73" fo:language="en" fo:country="US"/>
    </style:style>
    <style:style style:name="T252" style:parent-style-name="Основнойшрифтабзаца" style:family="text">
      <style:text-properties style:font-name="JetBrains Mono" fo:color="#BCBEC4" fo:language="en" fo:country="US"/>
    </style:style>
    <style:style style:name="T253" style:parent-style-name="Основнойшрифтабзаца" style:family="text">
      <style:text-properties style:font-name="JetBrains Mono" fo:color="#BCBEC4" fo:language="en" fo:country="US"/>
    </style:style>
    <style:style style:name="T254" style:parent-style-name="Основнойшрифтабзаца" style:family="text">
      <style:text-properties style:font-name="JetBrains Mono" fo:color="#BCBEC4" fo:language="en" fo:country="US"/>
    </style:style>
    <style:style style:name="T255" style:parent-style-name="Основнойшрифтабзаца" style:family="text">
      <style:text-properties style:font-name="JetBrains Mono" fo:color="#CF8E6D" fo:language="en" fo:country="US"/>
    </style:style>
    <style:style style:name="T256" style:parent-style-name="Основнойшрифтабзаца" style:family="text">
      <style:text-properties style:font-name="JetBrains Mono" fo:color="#BCBEC4" fo:language="en" fo:country="US"/>
    </style:style>
    <style:style style:name="T257" style:parent-style-name="Основнойшрифтабзаца" style:family="text">
      <style:text-properties style:font-name="JetBrains Mono" fo:color="#6AAB73" fo:language="en" fo:country="US"/>
    </style:style>
    <style:style style:name="T258" style:parent-style-name="Основнойшрифтабзаца" style:family="text">
      <style:text-properties style:font-name="JetBrains Mono" fo:color="#BCBEC4" fo:language="en" fo:country="US"/>
    </style:style>
    <style:style style:name="T259" style:parent-style-name="Основнойшрифтабзаца" style:family="text">
      <style:text-properties style:font-name="JetBrains Mono" fo:color="#CF8E6D" fo:language="en" fo:country="US"/>
    </style:style>
    <style:style style:name="T260" style:parent-style-name="Основнойшрифтабзаца" style:family="text">
      <style:text-properties style:font-name="JetBrains Mono" fo:color="#BCBEC4" fo:language="en" fo:country="US"/>
    </style:style>
    <style:style style:name="T261" style:parent-style-name="Основнойшрифтабзаца" style:family="text">
      <style:text-properties style:font-name="JetBrains Mono" fo:color="#BCBEC4" fo:language="en" fo:country="US"/>
    </style:style>
    <style:style style:name="T262" style:parent-style-name="Основнойшрифтабзаца" style:family="text">
      <style:text-properties style:font-name="JetBrains Mono" fo:color="#BCBEC4" fo:language="en" fo:country="US"/>
    </style:style>
    <style:style style:name="T263" style:parent-style-name="Основнойшрифтабзаца" style:family="text">
      <style:text-properties style:font-name="JetBrains Mono" fo:color="#6AAB73" fo:language="en" fo:country="US"/>
    </style:style>
    <style:style style:name="T264" style:parent-style-name="Основнойшрифтабзаца" style:family="text">
      <style:text-properties style:font-name="JetBrains Mono" fo:color="#6AAB73"/>
    </style:style>
    <style:style style:name="T265" style:parent-style-name="Основнойшрифтабзаца" style:family="text">
      <style:text-properties style:font-name="JetBrains Mono" fo:color="#6AAB73" fo:language="en" fo:country="US"/>
    </style:style>
    <style:style style:name="T266" style:parent-style-name="Основнойшрифтабзаца" style:family="text">
      <style:text-properties style:font-name="JetBrains Mono" fo:color="#BCBEC4" fo:language="en" fo:country="US"/>
    </style:style>
    <style:style style:name="T267" style:parent-style-name="Основнойшрифтабзаца" style:family="text">
      <style:text-properties style:font-name="JetBrains Mono" fo:color="#BCBEC4" fo:language="en" fo:country="US"/>
    </style:style>
    <style:style style:name="T268" style:parent-style-name="Основнойшрифтабзаца" style:family="text">
      <style:text-properties style:font-name="JetBrains Mono" fo:color="#BCBEC4" fo:language="en" fo:country="US"/>
    </style:style>
    <style:style style:name="T269" style:parent-style-name="Основнойшрифтабзаца" style:family="text">
      <style:text-properties style:font-name="JetBrains Mono" fo:color="#CF8E6D" fo:language="en" fo:country="US"/>
    </style:style>
    <style:style style:name="T270" style:parent-style-name="Основнойшрифтабзаца" style:family="text">
      <style:text-properties style:font-name="JetBrains Mono" fo:color="#BCBEC4" fo:language="en" fo:country="US"/>
    </style:style>
    <style:style style:name="T271" style:parent-style-name="Основнойшрифтабзаца" style:family="text">
      <style:text-properties style:font-name="JetBrains Mono" fo:color="#6AAB73" fo:language="en" fo:country="US"/>
    </style:style>
    <style:style style:name="T272" style:parent-style-name="Основнойшрифтабзаца" style:family="text">
      <style:text-properties style:font-name="JetBrains Mono" fo:color="#BCBEC4" fo:language="en" fo:country="US"/>
    </style:style>
    <style:style style:name="T273" style:parent-style-name="Основнойшрифтабзаца" style:family="text">
      <style:text-properties style:font-name="JetBrains Mono" fo:color="#CF8E6D" fo:language="en" fo:country="US"/>
    </style:style>
    <style:style style:name="T274" style:parent-style-name="Основнойшрифтабзаца" style:family="text">
      <style:text-properties style:font-name="JetBrains Mono" fo:color="#BCBEC4" fo:language="en" fo:country="US"/>
    </style:style>
    <style:style style:name="T275" style:parent-style-name="Основнойшрифтабзаца" style:family="text">
      <style:text-properties style:font-name="JetBrains Mono" fo:color="#BCBEC4" fo:language="en" fo:country="US"/>
    </style:style>
    <style:style style:name="T276" style:parent-style-name="Основнойшрифтабзаца" style:family="text">
      <style:text-properties style:font-name="JetBrains Mono" fo:color="#BCBEC4" fo:language="en" fo:country="US"/>
    </style:style>
    <style:style style:name="T277" style:parent-style-name="Основнойшрифтабзаца" style:family="text">
      <style:text-properties style:font-name="JetBrains Mono" fo:color="#6AAB73" fo:language="en" fo:country="US"/>
    </style:style>
    <style:style style:name="T278" style:parent-style-name="Основнойшрифтабзаца" style:family="text">
      <style:text-properties style:font-name="JetBrains Mono" fo:color="#BCBEC4" fo:language="en" fo:country="US"/>
    </style:style>
    <style:style style:name="T279" style:parent-style-name="Основнойшрифтабзаца" style:family="text">
      <style:text-properties style:font-name="JetBrains Mono" fo:color="#BCBEC4" fo:language="en" fo:country="US"/>
    </style:style>
    <style:style style:name="T280" style:parent-style-name="Основнойшрифтабзаца" style:family="text">
      <style:text-properties style:font-name="JetBrains Mono" fo:color="#6AAB73" fo:language="en" fo:country="US"/>
    </style:style>
    <style:style style:name="T281" style:parent-style-name="Основнойшрифтабзаца" style:family="text">
      <style:text-properties style:font-name="JetBrains Mono" fo:color="#6AAB73"/>
    </style:style>
    <style:style style:name="T282" style:parent-style-name="Основнойшрифтабзаца" style:family="text">
      <style:text-properties style:font-name="JetBrains Mono" fo:color="#6AAB73" fo:language="en" fo:country="US"/>
    </style:style>
    <style:style style:name="T283" style:parent-style-name="Основнойшрифтабзаца" style:family="text">
      <style:text-properties style:font-name="JetBrains Mono" fo:color="#BCBEC4" fo:language="en" fo:country="US"/>
    </style:style>
    <style:style style:name="T284" style:parent-style-name="Основнойшрифтабзаца" style:family="text">
      <style:text-properties style:font-name="JetBrains Mono" fo:color="#6AAB73" fo:language="en" fo:country="US"/>
    </style:style>
    <style:style style:name="T285" style:parent-style-name="Основнойшрифтабзаца" style:family="text">
      <style:text-properties style:font-name="JetBrains Mono" fo:color="#CF8E6D" fo:language="en" fo:country="US"/>
    </style:style>
    <style:style style:name="T286" style:parent-style-name="Основнойшрифтабзаца" style:family="text">
      <style:text-properties style:font-name="JetBrains Mono" fo:color="#6AAB73" fo:language="en" fo:country="US"/>
    </style:style>
    <style:style style:name="T287" style:parent-style-name="Основнойшрифтабзаца" style:family="text">
      <style:text-properties style:font-name="JetBrains Mono" fo:color="#BCBEC4" fo:language="en" fo:country="US"/>
    </style:style>
    <style:style style:name="T288" style:parent-style-name="Основнойшрифтабзаца" style:family="text">
      <style:text-properties style:font-name="JetBrains Mono" fo:color="#BCBEC4" fo:language="en" fo:country="US"/>
    </style:style>
    <style:style style:name="T289" style:parent-style-name="Основнойшрифтабзаца" style:family="text">
      <style:text-properties style:font-name="JetBrains Mono" fo:color="#CF8E6D" fo:language="en" fo:country="US"/>
    </style:style>
    <style:style style:name="T290" style:parent-style-name="Основнойшрифтабзаца" style:family="text">
      <style:text-properties style:font-name="JetBrains Mono" fo:color="#BCBEC4" fo:language="en" fo:country="US"/>
    </style:style>
    <style:style style:name="T291" style:parent-style-name="Основнойшрифтабзаца" style:family="text">
      <style:text-properties style:font-name="JetBrains Mono" fo:color="#CF8E6D" fo:language="en" fo:country="US"/>
    </style:style>
    <style:style style:name="T292" style:parent-style-name="Основнойшрифтабзаца" style:family="text">
      <style:text-properties style:font-name="JetBrains Mono" fo:color="#BCBEC4" fo:language="en" fo:country="US"/>
    </style:style>
    <style:style style:name="T293" style:parent-style-name="Основнойшрифтабзаца" style:family="text">
      <style:text-properties style:font-name="JetBrains Mono" fo:color="#BCBEC4" fo:language="en" fo:country="US"/>
    </style:style>
    <style:style style:name="T294" style:parent-style-name="Основнойшрифтабзаца" style:family="text">
      <style:text-properties style:font-name="JetBrains Mono" fo:color="#BCBEC4" fo:language="en" fo:country="US"/>
    </style:style>
    <style:style style:name="T295" style:parent-style-name="Основнойшрифтабзаца" style:family="text">
      <style:text-properties style:font-name="JetBrains Mono" fo:color="#6AAB73" fo:language="en" fo:country="US"/>
    </style:style>
    <style:style style:name="T296" style:parent-style-name="Основнойшрифтабзаца" style:family="text">
      <style:text-properties style:font-name="JetBrains Mono" fo:color="#CF8E6D" fo:language="en" fo:country="US"/>
    </style:style>
    <style:style style:name="T297" style:parent-style-name="Основнойшрифтабзаца" style:family="text">
      <style:text-properties style:font-name="JetBrains Mono" fo:color="#6AAB73" fo:language="en" fo:country="US"/>
    </style:style>
    <style:style style:name="T298" style:parent-style-name="Основнойшрифтабзаца" style:family="text">
      <style:text-properties style:font-name="JetBrains Mono" fo:color="#BCBEC4" fo:language="en" fo:country="US"/>
    </style:style>
    <style:style style:name="T299" style:parent-style-name="Основнойшрифтабзаца" style:family="text">
      <style:text-properties style:font-name="JetBrains Mono" fo:color="#BCBEC4" fo:language="en" fo:country="US"/>
    </style:style>
    <style:style style:name="T300" style:parent-style-name="Основнойшрифтабзаца" style:family="text">
      <style:text-properties style:font-name="JetBrains Mono" fo:color="#BCBEC4" fo:language="en" fo:country="US"/>
    </style:style>
    <style:style style:name="T301" style:parent-style-name="Основнойшрифтабзаца" style:family="text">
      <style:text-properties style:font-name="JetBrains Mono" fo:color="#CF8E6D" fo:language="en" fo:country="US"/>
    </style:style>
    <style:style style:name="T302" style:parent-style-name="Основнойшрифтабзаца" style:family="text">
      <style:text-properties style:font-name="JetBrains Mono" fo:color="#BCBEC4" fo:language="en" fo:country="US"/>
    </style:style>
    <style:style style:name="T303" style:parent-style-name="Основнойшрифтабзаца" style:family="text">
      <style:text-properties style:font-name="JetBrains Mono" fo:color="#6AAB73" fo:language="en" fo:country="US"/>
    </style:style>
    <style:style style:name="T304" style:parent-style-name="Основнойшрифтабзаца" style:family="text">
      <style:text-properties style:font-name="JetBrains Mono" fo:color="#BCBEC4" fo:language="en" fo:country="US"/>
    </style:style>
    <style:style style:name="T305" style:parent-style-name="Основнойшрифтабзаца" style:family="text">
      <style:text-properties style:font-name="JetBrains Mono" fo:color="#CF8E6D" fo:language="en" fo:country="US"/>
    </style:style>
    <style:style style:name="T306" style:parent-style-name="Основнойшрифтабзаца" style:family="text">
      <style:text-properties style:font-name="JetBrains Mono" fo:color="#BCBEC4" fo:language="en" fo:country="US"/>
    </style:style>
    <style:style style:name="T307" style:parent-style-name="Основнойшрифтабзаца" style:family="text">
      <style:text-properties style:font-name="JetBrains Mono" fo:color="#BCBEC4" fo:language="en" fo:country="US"/>
    </style:style>
    <style:style style:name="T308" style:parent-style-name="Основнойшрифтабзаца" style:family="text">
      <style:text-properties style:font-name="JetBrains Mono" fo:color="#BCBEC4" fo:language="en" fo:country="US"/>
    </style:style>
    <style:style style:name="T309" style:parent-style-name="Основнойшрифтабзаца" style:family="text">
      <style:text-properties style:font-name="JetBrains Mono" fo:color="#6AAB73" fo:language="en" fo:country="US"/>
    </style:style>
    <style:style style:name="T310" style:parent-style-name="Основнойшрифтабзаца" style:family="text">
      <style:text-properties style:font-name="JetBrains Mono" fo:color="#BCBEC4" fo:language="en" fo:country="US"/>
    </style:style>
    <style:style style:name="T311" style:parent-style-name="Основнойшрифтабзаца" style:family="text">
      <style:text-properties style:font-name="JetBrains Mono" fo:color="#BCBEC4" fo:language="en" fo:country="US"/>
    </style:style>
    <style:style style:name="T312" style:parent-style-name="Основнойшрифтабзаца" style:family="text">
      <style:text-properties style:font-name="JetBrains Mono" fo:color="#BCBEC4" fo:language="en" fo:country="US"/>
    </style:style>
    <style:style style:name="T313" style:parent-style-name="Основнойшрифтабзаца" style:family="text">
      <style:text-properties style:font-name="JetBrains Mono" fo:color="#CF8E6D" fo:language="en" fo:country="US"/>
    </style:style>
    <style:style style:name="T314" style:parent-style-name="Основнойшрифтабзаца" style:family="text">
      <style:text-properties style:font-name="JetBrains Mono" fo:color="#BCBEC4" fo:language="en" fo:country="US"/>
    </style:style>
    <style:style style:name="T315" style:parent-style-name="Основнойшрифтабзаца" style:family="text">
      <style:text-properties style:font-name="JetBrains Mono" fo:color="#6AAB73" fo:language="en" fo:country="US"/>
    </style:style>
    <style:style style:name="T316" style:parent-style-name="Основнойшрифтабзаца" style:family="text">
      <style:text-properties style:font-name="JetBrains Mono" fo:color="#BCBEC4" fo:language="en" fo:country="US"/>
    </style:style>
    <style:style style:name="T317" style:parent-style-name="Основнойшрифтабзаца" style:family="text">
      <style:text-properties style:font-name="JetBrains Mono" fo:color="#CF8E6D" fo:language="en" fo:country="US"/>
    </style:style>
    <style:style style:name="T318" style:parent-style-name="Основнойшрифтабзаца" style:family="text">
      <style:text-properties style:font-name="JetBrains Mono" fo:color="#BCBEC4" fo:language="en" fo:country="US"/>
    </style:style>
    <style:style style:name="T319" style:parent-style-name="Основнойшрифтабзаца" style:family="text">
      <style:text-properties style:font-name="JetBrains Mono" fo:color="#BCBEC4" fo:language="en" fo:country="US"/>
    </style:style>
    <style:style style:name="T320" style:parent-style-name="Основнойшрифтабзаца" style:family="text">
      <style:text-properties style:font-name="JetBrains Mono" fo:color="#BCBEC4" fo:language="en" fo:country="US"/>
    </style:style>
    <style:style style:name="T321" style:parent-style-name="Основнойшрифтабзаца" style:family="text">
      <style:text-properties style:font-name="JetBrains Mono" fo:color="#6AAB73" fo:language="en" fo:country="US"/>
    </style:style>
    <style:style style:name="T322" style:parent-style-name="Основнойшрифтабзаца" style:family="text">
      <style:text-properties style:font-name="JetBrains Mono" fo:color="#BCBEC4" fo:language="en" fo:country="US"/>
    </style:style>
    <style:style style:name="T323" style:parent-style-name="Основнойшрифтабзаца" style:family="text">
      <style:text-properties style:font-name="JetBrains Mono" fo:color="#BCBEC4" fo:language="en" fo:country="US"/>
    </style:style>
    <style:style style:name="T324" style:parent-style-name="Основнойшрифтабзаца" style:family="text">
      <style:text-properties style:font-name="JetBrains Mono" fo:color="#6AAB73" fo:language="en" fo:country="US"/>
    </style:style>
    <style:style style:name="T325" style:parent-style-name="Основнойшрифтабзаца" style:family="text">
      <style:text-properties style:font-name="JetBrains Mono" fo:color="#6AAB73"/>
    </style:style>
    <style:style style:name="T326" style:parent-style-name="Основнойшрифтабзаца" style:family="text">
      <style:text-properties style:font-name="JetBrains Mono" fo:color="#6AAB73" fo:language="en" fo:country="US"/>
    </style:style>
    <style:style style:name="T327" style:parent-style-name="Основнойшрифтабзаца" style:family="text">
      <style:text-properties style:font-name="JetBrains Mono" fo:color="#BCBEC4" fo:language="en" fo:country="US"/>
    </style:style>
    <style:style style:name="T328" style:parent-style-name="Основнойшрифтабзаца" style:family="text">
      <style:text-properties style:font-name="JetBrains Mono" fo:color="#6AAB73" fo:language="en" fo:country="US"/>
    </style:style>
    <style:style style:name="T329" style:parent-style-name="Основнойшрифтабзаца" style:family="text">
      <style:text-properties style:font-name="JetBrains Mono" fo:color="#CF8E6D" fo:language="en" fo:country="US"/>
    </style:style>
    <style:style style:name="T330" style:parent-style-name="Основнойшрифтабзаца" style:family="text">
      <style:text-properties style:font-name="JetBrains Mono" fo:color="#6AAB73" fo:language="en" fo:country="US"/>
    </style:style>
    <style:style style:name="T331" style:parent-style-name="Основнойшрифтабзаца" style:family="text">
      <style:text-properties style:font-name="JetBrains Mono" fo:color="#BCBEC4" fo:language="en" fo:country="US"/>
    </style:style>
    <style:style style:name="T332" style:parent-style-name="Основнойшрифтабзаца" style:family="text">
      <style:text-properties style:font-name="JetBrains Mono" fo:color="#BCBEC4" fo:language="en" fo:country="US"/>
    </style:style>
    <style:style style:name="T333" style:parent-style-name="Основнойшрифтабзаца" style:family="text">
      <style:text-properties style:font-name="JetBrains Mono" fo:color="#CF8E6D" fo:language="en" fo:country="US"/>
    </style:style>
    <style:style style:name="T334" style:parent-style-name="Основнойшрифтабзаца" style:family="text">
      <style:text-properties style:font-name="JetBrains Mono" fo:color="#BCBEC4" fo:language="en" fo:country="US"/>
    </style:style>
    <style:style style:name="T335" style:parent-style-name="Основнойшрифтабзаца" style:family="text">
      <style:text-properties style:font-name="JetBrains Mono" fo:color="#CF8E6D" fo:language="en" fo:country="US"/>
    </style:style>
    <style:style style:name="T336" style:parent-style-name="Основнойшрифтабзаца" style:family="text">
      <style:text-properties style:font-name="JetBrains Mono" fo:color="#BCBEC4" fo:language="en" fo:country="US"/>
    </style:style>
    <style:style style:name="T337" style:parent-style-name="Основнойшрифтабзаца" style:family="text">
      <style:text-properties style:font-name="JetBrains Mono" fo:color="#BCBEC4" fo:language="en" fo:country="US"/>
    </style:style>
    <style:style style:name="T338" style:parent-style-name="Основнойшрифтабзаца" style:family="text">
      <style:text-properties style:font-name="JetBrains Mono" fo:color="#BCBEC4" fo:language="en" fo:country="US"/>
    </style:style>
    <style:style style:name="T339" style:parent-style-name="Основнойшрифтабзаца" style:family="text">
      <style:text-properties style:font-name="JetBrains Mono" fo:color="#6AAB73" fo:language="en" fo:country="US"/>
    </style:style>
    <style:style style:name="T340" style:parent-style-name="Основнойшрифтабзаца" style:family="text">
      <style:text-properties style:font-name="JetBrains Mono" fo:color="#CF8E6D" fo:language="en" fo:country="US"/>
    </style:style>
    <style:style style:name="T341" style:parent-style-name="Основнойшрифтабзаца" style:family="text">
      <style:text-properties style:font-name="JetBrains Mono" fo:color="#6AAB73" fo:language="en" fo:country="US"/>
    </style:style>
    <style:style style:name="T342" style:parent-style-name="Основнойшрифтабзаца" style:family="text">
      <style:text-properties style:font-name="JetBrains Mono" fo:color="#BCBEC4" fo:language="en" fo:country="US"/>
    </style:style>
    <style:style style:name="T343" style:parent-style-name="Основнойшрифтабзаца" style:family="text">
      <style:text-properties style:font-name="JetBrains Mono" fo:color="#BCBEC4" fo:language="en" fo:country="US"/>
    </style:style>
    <style:style style:name="T344" style:parent-style-name="Основнойшрифтабзаца" style:family="text">
      <style:text-properties style:font-name="JetBrains Mono" fo:color="#BCBEC4" fo:language="en" fo:country="US"/>
    </style:style>
    <style:style style:name="T345" style:parent-style-name="Основнойшрифтабзаца" style:family="text">
      <style:text-properties style:font-name="JetBrains Mono" fo:color="#CF8E6D" fo:language="en" fo:country="US"/>
    </style:style>
    <style:style style:name="T346" style:parent-style-name="Основнойшрифтабзаца" style:family="text">
      <style:text-properties style:font-name="JetBrains Mono" fo:color="#BCBEC4" fo:language="en" fo:country="US"/>
    </style:style>
    <style:style style:name="T347" style:parent-style-name="Основнойшрифтабзаца" style:family="text">
      <style:text-properties style:font-name="JetBrains Mono" fo:color="#6AAB73" fo:language="en" fo:country="US"/>
    </style:style>
    <style:style style:name="T348" style:parent-style-name="Основнойшрифтабзаца" style:family="text">
      <style:text-properties style:font-name="JetBrains Mono" fo:color="#BCBEC4" fo:language="en" fo:country="US"/>
    </style:style>
    <style:style style:name="T349" style:parent-style-name="Основнойшрифтабзаца" style:family="text">
      <style:text-properties style:font-name="JetBrains Mono" fo:color="#CF8E6D" fo:language="en" fo:country="US"/>
    </style:style>
    <style:style style:name="T350" style:parent-style-name="Основнойшрифтабзаца" style:family="text">
      <style:text-properties style:font-name="JetBrains Mono" fo:color="#BCBEC4" fo:language="en" fo:country="US"/>
    </style:style>
    <style:style style:name="T351" style:parent-style-name="Основнойшрифтабзаца" style:family="text">
      <style:text-properties style:font-name="JetBrains Mono" fo:color="#BCBEC4" fo:language="en" fo:country="US"/>
    </style:style>
    <style:style style:name="T352" style:parent-style-name="Основнойшрифтабзаца" style:family="text">
      <style:text-properties style:font-name="JetBrains Mono" fo:color="#BCBEC4" fo:language="en" fo:country="US"/>
    </style:style>
    <style:style style:name="T353" style:parent-style-name="Основнойшрифтабзаца" style:family="text">
      <style:text-properties style:font-name="JetBrains Mono" fo:color="#6AAB73" fo:language="en" fo:country="US"/>
    </style:style>
    <style:style style:name="T354" style:parent-style-name="Основнойшрифтабзаца" style:family="text">
      <style:text-properties style:font-name="JetBrains Mono" fo:color="#BCBEC4" fo:language="en" fo:country="US"/>
    </style:style>
    <style:style style:name="T355" style:parent-style-name="Основнойшрифтабзаца" style:family="text">
      <style:text-properties style:font-name="JetBrains Mono" fo:color="#BCBEC4" fo:language="en" fo:country="US"/>
    </style:style>
    <style:style style:name="T356" style:parent-style-name="Основнойшрифтабзаца" style:family="text">
      <style:text-properties style:font-name="JetBrains Mono" fo:color="#BCBEC4" fo:language="en" fo:country="US"/>
    </style:style>
    <style:style style:name="T357" style:parent-style-name="Основнойшрифтабзаца" style:family="text">
      <style:text-properties style:font-name="JetBrains Mono" fo:color="#CF8E6D" fo:language="en" fo:country="US"/>
    </style:style>
    <style:style style:name="T358" style:parent-style-name="Основнойшрифтабзаца" style:family="text">
      <style:text-properties style:font-name="JetBrains Mono" fo:color="#BCBEC4" fo:language="en" fo:country="US"/>
    </style:style>
    <style:style style:name="T359" style:parent-style-name="Основнойшрифтабзаца" style:family="text">
      <style:text-properties style:font-name="JetBrains Mono" fo:color="#6AAB73" fo:language="en" fo:country="US"/>
    </style:style>
    <style:style style:name="T360" style:parent-style-name="Основнойшрифтабзаца" style:family="text">
      <style:text-properties style:font-name="JetBrains Mono" fo:color="#BCBEC4" fo:language="en" fo:country="US"/>
    </style:style>
    <style:style style:name="T361" style:parent-style-name="Основнойшрифтабзаца" style:family="text">
      <style:text-properties style:font-name="JetBrains Mono" fo:color="#CF8E6D" fo:language="en" fo:country="US"/>
    </style:style>
    <style:style style:name="T362" style:parent-style-name="Основнойшрифтабзаца" style:family="text">
      <style:text-properties style:font-name="JetBrains Mono" fo:color="#BCBEC4" fo:language="en" fo:country="US"/>
    </style:style>
    <style:style style:name="T363" style:parent-style-name="Основнойшрифтабзаца" style:family="text">
      <style:text-properties style:font-name="JetBrains Mono" fo:color="#BCBEC4" fo:language="en" fo:country="US"/>
    </style:style>
    <style:style style:name="T364" style:parent-style-name="Основнойшрифтабзаца" style:family="text">
      <style:text-properties style:font-name="JetBrains Mono" fo:color="#BCBEC4" fo:language="en" fo:country="US"/>
    </style:style>
    <style:style style:name="T365" style:parent-style-name="Основнойшрифтабзаца" style:family="text">
      <style:text-properties style:font-name="JetBrains Mono" fo:color="#6AAB73" fo:language="en" fo:country="US"/>
    </style:style>
    <style:style style:name="T366" style:parent-style-name="Основнойшрифтабзаца" style:family="text">
      <style:text-properties style:font-name="JetBrains Mono" fo:color="#BCBEC4" fo:language="en" fo:country="US"/>
    </style:style>
    <style:style style:name="T367" style:parent-style-name="Основнойшрифтабзаца" style:family="text">
      <style:text-properties style:font-name="JetBrains Mono" fo:color="#BCBEC4" fo:language="en" fo:country="US"/>
    </style:style>
    <style:style style:name="T368" style:parent-style-name="Основнойшрифтабзаца" style:family="text">
      <style:text-properties style:font-name="JetBrains Mono" fo:color="#6AAB73" fo:language="en" fo:country="US"/>
    </style:style>
    <style:style style:name="T369" style:parent-style-name="Основнойшрифтабзаца" style:family="text">
      <style:text-properties style:font-name="JetBrains Mono" fo:color="#6AAB73"/>
    </style:style>
    <style:style style:name="T370" style:parent-style-name="Основнойшрифтабзаца" style:family="text">
      <style:text-properties style:font-name="JetBrains Mono" fo:color="#6AAB73" fo:language="en" fo:country="US"/>
    </style:style>
    <style:style style:name="T371" style:parent-style-name="Основнойшрифтабзаца" style:family="text">
      <style:text-properties style:font-name="JetBrains Mono" fo:color="#BCBEC4" fo:language="en" fo:country="US"/>
    </style:style>
    <style:style style:name="T372" style:parent-style-name="Основнойшрифтабзаца" style:family="text">
      <style:text-properties style:font-name="JetBrains Mono" fo:color="#6AAB73" fo:language="en" fo:country="US"/>
    </style:style>
    <style:style style:name="T373" style:parent-style-name="Основнойшрифтабзаца" style:family="text">
      <style:text-properties style:font-name="JetBrains Mono" fo:color="#CF8E6D" fo:language="en" fo:country="US"/>
    </style:style>
    <style:style style:name="T374" style:parent-style-name="Основнойшрифтабзаца" style:family="text">
      <style:text-properties style:font-name="JetBrains Mono" fo:color="#6AAB73" fo:language="en" fo:country="US"/>
    </style:style>
    <style:style style:name="T375" style:parent-style-name="Основнойшрифтабзаца" style:family="text">
      <style:text-properties style:font-name="JetBrains Mono" fo:color="#BCBEC4" fo:language="en" fo:country="US"/>
    </style:style>
    <style:style style:name="T376" style:parent-style-name="Основнойшрифтабзаца" style:family="text">
      <style:text-properties style:font-name="JetBrains Mono" fo:color="#BCBEC4" fo:language="en" fo:country="US"/>
    </style:style>
    <style:style style:name="T377" style:parent-style-name="Основнойшрифтабзаца" style:family="text">
      <style:text-properties style:font-name="JetBrains Mono" fo:color="#CF8E6D" fo:language="en" fo:country="US"/>
    </style:style>
    <style:style style:name="T378" style:parent-style-name="Основнойшрифтабзаца" style:family="text">
      <style:text-properties style:font-name="JetBrains Mono" fo:color="#BCBEC4" fo:language="en" fo:country="US"/>
    </style:style>
    <style:style style:name="T379" style:parent-style-name="Основнойшрифтабзаца" style:family="text">
      <style:text-properties style:font-name="JetBrains Mono" fo:color="#CF8E6D" fo:language="en" fo:country="US"/>
    </style:style>
    <style:style style:name="T380" style:parent-style-name="Основнойшрифтабзаца" style:family="text">
      <style:text-properties style:font-name="JetBrains Mono" fo:color="#BCBEC4" fo:language="en" fo:country="US"/>
    </style:style>
    <style:style style:name="T381" style:parent-style-name="Основнойшрифтабзаца" style:family="text">
      <style:text-properties style:font-name="JetBrains Mono" fo:color="#BCBEC4" fo:language="en" fo:country="US"/>
    </style:style>
    <style:style style:name="T382" style:parent-style-name="Основнойшрифтабзаца" style:family="text">
      <style:text-properties style:font-name="JetBrains Mono" fo:color="#BCBEC4" fo:language="en" fo:country="US"/>
    </style:style>
    <style:style style:name="T383" style:parent-style-name="Основнойшрифтабзаца" style:family="text">
      <style:text-properties style:font-name="JetBrains Mono" fo:color="#6AAB73" fo:language="en" fo:country="US"/>
    </style:style>
    <style:style style:name="T384" style:parent-style-name="Основнойшрифтабзаца" style:family="text">
      <style:text-properties style:font-name="JetBrains Mono" fo:color="#CF8E6D" fo:language="en" fo:country="US"/>
    </style:style>
    <style:style style:name="T385" style:parent-style-name="Основнойшрифтабзаца" style:family="text">
      <style:text-properties style:font-name="JetBrains Mono" fo:color="#6AAB73" fo:language="en" fo:country="US"/>
    </style:style>
    <style:style style:name="T386" style:parent-style-name="Основнойшрифтабзаца" style:family="text">
      <style:text-properties style:font-name="JetBrains Mono" fo:color="#BCBEC4" fo:language="en" fo:country="US"/>
    </style:style>
    <style:style style:name="P387" style:parent-style-name="Standard" style:family="paragraph">
      <style:text-properties fo:language="en" fo:country="US"/>
    </style:style>
    <style:style style:name="P388" style:parent-style-name="Standard" style:family="paragraph">
      <style:text-properties fo:language="en" fo:country="US"/>
    </style:style>
    <style:style style:name="P389" style:parent-style-name="Standard" style:family="paragraph">
      <style:text-properties fo:language="en" fo:country="US"/>
    </style:style>
  </office:automatic-styles>
  <office:body>
    <office:text text:use-soft-page-breaks="true">
      <text:p text:style-name="P1">Практическое занятие № 15</text:p>
      <text:p text:style-name="Standard">Тема: составление программ для работы с базами данных в IDE PyCharm Community.</text:p>
      <text:p text:style-name="Standard">Цель: закрепить усвоенные знания, понятия, алгоритмы, основные принципы<text:s/>составления программ, работы с БД в IDE PyCharm Community.</text:p>
      <text:p text:style-name="Standard">Постановка задачи:</text:p>
      <text:p text:style-name="Standard">Приложение СТРАХОВАЯ КОМПАНИЯ для некоторой организации. БД должна содержать таблицу Договор со следующей структурой записи: дата заключения, страховая сумма, вид страхования, тарифная ставка и филиал, в котором заключался договор.</text:p>
      <text:p text:style-name="Standard">Тип алгоритма: <text:s/>линейный.</text:p>
      <text:p text:style-name="Standard">Текст программы:</text:p>
      <text:p text:style-name="P2"><text:span text:style-name="T3"># Приложение СТРАХОВАЯ КОМПАНИЯ для некоторой организации. БД должна</text:span><text:line-break/><text:span text:style-name="T4"># содержать таблицу Договор со следующей структурой записи: дата заключения, страховая</text:span><text:line-break/><text:span text:style-name="T5"># с</text:span><text:span text:style-name="T6">умма, вид страхования, тарифная ставка и филиал, в котором заключался договор.</text:span><text:line-break/><text:line-break/><text:span text:style-name="T7">import<text:s/></text:span><text:span text:style-name="T8">sqlite3<text:s/></text:span><text:span text:style-name="T9">as<text:s/></text:span><text:span text:style-name="T10">sq</text:span><text:span text:style-name="T11"><text:line-break/></text:span><text:span text:style-name="T12">from<text:s/></text:span><text:span text:style-name="T13">data<text:s/></text:span><text:span text:style-name="T14">import<text:s/></text:span><text:span text:style-name="T15">info</text:span><text:span text:style-name="T16"><text:line-break/></text:span><text:span text:style-name="T17"><text:line-break/></text:span><text:span text:style-name="T18">with<text:s/></text:span><text:span text:style-name="T19">sq.connect(</text:span><text:span text:style-name="T20">'Insurance_Company.db'</text:span><text:span text:style-name="T21">)<text:s/></text:span><text:span text:style-name="T22">as<text:s/></text:span><text:span text:style-name="T23">con:</text:span><text:span text:style-name="T24"><text:line-break/><text:s text:c="4"/>cur = con.cursor()</text:span><text:span text:style-name="T25"><text:line-break/><text:s text:c="4"/>cur.execute(</text:span><text:span text:style-name="T26">"DROP TABLE IF EXISTS contract"</text:span><text:span text:style-name="T27">)</text:span><text:span text:style-name="T28"><text:line-break/><text:s text:c="4"/>cur.execute(</text:span><text:span text:style-name="T29">"""CREATE TABLE IF NOT EXISTS contract (</text:span><text:span text:style-name="T30"><text:line-break/><text:s text:c="4"/>date_start TEXT NOT NULL,</text:span><text:span text:style-name="T31"><text:line-break/><text:s text:c="4"/>insurance_sum INTEGER NOT NULL,</text:span><text:span text:style-name="T32"><text:line-break/><text:s text:c="4"/>insurance_type TEXT NOT NULL,</text:span><text:span text:style-name="T33"><text:line-break/><text:s text:c="4"/>tariff_rate INTEGER NOT NULL,</text:span><text:span text:style-name="T34"><text:line-break/><text:s text:c="4"/>branch TEXT NOT NULL</text:span><text:span text:style-name="T35"><text:line-break/><text:s text:c="4"/>)"""</text:span><text:span text:style-name="T36">)</text:span><text:span text:style-name="T37"><text:line-break/></text:span><text:span text:style-name="T38"><text:line-break/></text:span><text:span text:style-name="T39">with<text:s/></text:span><text:span text:style-name="T40">sq.connect(</text:span><text:span text:style-name="T41">'Insurance_Company.db'</text:span><text:span text:style-name="T42">)<text:s/></text:span><text:span text:style-name="T43">as<text:s/></text:span><text:span text:style-name="T44">con:</text:span><text:span text:style-name="T45"><text:line-break/><text:s text:c="4"/>cur = con.cursor()</text:span><text:span text:style-name="T46"><text:line-break/><text:s text:c="4"/>cur.executemany(</text:span><text:span text:style-name="T47">"INSERT INTO contract VALUES (?, ?, ?, ?, ?)"</text:span><text:span text:style-name="T48">, info)</text:span><text:span text:style-name="T49"><text:line-break/></text:span><text:span text:style-name="T50"><text:line-break/></text:span><text:span text:style-name="T51">with<text:s/></text:span><text:span text:style-name="T52">sq.connect(</text:span><text:span text:style-name="T53">'Insurance_Company.db'</text:span><text:span text:style-name="T54">)<text:s/></text:span><text:span text:style-name="T55">as<text:s/></text:span><text:span text:style-name="T56">con:</text:span><text:span text:style-name="T57"><text:line-break/><text:s text:c="4"/>cur = con.cursor()</text:span><text:span text:style-name="T58"><text:line-break/><text:s text:c="4"/>cur.execute(</text:span><text:span text:style-name="T59">"SELECT * FROM contract WHERE insurance_sum &gt; 400000"</text:span><text:span text:style-name="T60">)</text:span><text:span text:style-name="T61"><text:line-break/><text:s text:c="4"/>result = cur.fetchall()</text:span><text:span text:style-name="T62"><text:line-break/><text:s text:c="4"/>print(</text:span><text:span text:style-name="T63">'</text:span><text:span text:style-name="T64">Запрос</text:span><text:span text:style-name="T65"><text:s/>№1'</text:span><text:span text:style-name="T66">,result,<text:s/></text:span><text:span text:style-name="T67">'</text:span><text:span text:style-name="T68">\n</text:span><text:span text:style-name="T69">'</text:span><text:span text:style-name="T70">)</text:span><text:span text:style-name="T71"><text:line-break/></text:span><text:span text:style-name="T72"><text:line-break/></text:span><text:span text:style-name="T73">with<text:s/></text:span><text:span text:style-name="T74">sq.connect(</text:span><text:span text:style-name="T75">'Insurance_Company.db'</text:span><text:span text:style-name="T76">)<text:s/></text:span><text:span text:style-name="T77">as<text:s/></text:span><text:span text:style-name="T78">con:</text:span><text:span text:style-name="T79"><text:line-break/><text:s text:c="4"/>cur = con.cursor()</text:span><text:span text:style-name="T80"><text:line-break/><text:s text:c="4"/>cur.execute(</text:span><text:span text:style-name="T81">"SELECT * FROM contract WHERE insurance_type = '</text:span><text:span text:style-name="T82">НС</text:span><text:span text:style-name="T83">'"</text:span><text:span text:style-name="T84">)</text:span><text:span text:style-name="T85"><text:line-break/><text:s text:c="4"/>result = cur.fetchall()</text:span><text:span text:style-name="T86"><text:line-break/><text:s text:c="4"/>print(</text:span><text:span text:style-name="T87">'</text:span><text:span text:style-name="T88">Запрос</text:span><text:span text:style-name="T89"><text:s/>№2'</text:span><text:span text:style-name="T90">,result,<text:s/></text:span><text:span text:style-name="T91">'</text:span><text:span text:style-name="T92">\n</text:span><text:span text:style-name="T93">'</text:span><text:span text:style-name="T94">)</text:span><text:span text:style-name="T95"><text:line-break/></text:span><text:span text:style-name="T96"><text:line-break/></text:span><text:span text:style-name="T97">with<text:s/></text:span><text:span text:style-name="T98">sq.connect(</text:span><text:span text:style-name="T99">'Insurance_Company.db'</text:span><text:span text:style-name="T100">)<text:s/></text:span><text:span text:style-name="T101">as<text:s/></text:span><text:span text:style-name="T102">con:</text:span><text:span text:style-name="T103"><text:line-break/><text:s text:c="4"/>cur = con.cursor()</text:span><text:span text:style-name="T104"><text:line-break/><text:s text:c="4"/>cur.execute(</text:span><text:span text:style-name="T105">"SELECT * FROM contract WHERE tariff_rate BETWEEN 1000 AND 2500"</text:span><text:span text:style-name="T106">)</text:span><text:span text:style-name="T107"><text:line-break/><text:s text:c="4"/>result = cur.fetchall()</text:span><text:span text:style-name="T108"><text:line-break/><text:s text:c="4"/>print(</text:span><text:span text:style-name="T109">'</text:span><text:span text:style-name="T110">Запрос</text:span><text:span text:style-name="T111"><text:s/>№3'</text:span><text:span text:style-name="T112">,result,<text:s/></text:span><text:span text:style-name="T113">'</text:span><text:span text:style-name="T114">\n</text:span><text:span text:style-name="T115">'</text:span><text:span text:style-name="T116">)</text:span><text:span text:style-name="T117"><text:line-break/></text:span><text:span text:style-name="T118"><text:line-break/></text:span><text:span text:style-name="T119">with<text:s/></text:span><text:span text:style-name="T120">sq.connect(</text:span><text:span text:style-name="T121">'Insurance_Company.db'</text:span><text:span text:style-name="T122">)<text:s/></text:span><text:span text:style-name="T123">as<text:s/></text:span><text:span text:style-name="T124">con:</text:span><text:span text:style-name="T125"><text:line-break/><text:s text:c="4"/>cur = con.cursor()</text:span><text:span text:style-name="T126"><text:line-break/><text:s text:c="4"/>cur.execute(</text:span><text:span text:style-name="T127">"UPDATE contract SET insurance_sum = insurance_sum + 15000 WHERE branch = '№1'"</text:span><text:span text:style-name="T128">)</text:span><text:span text:style-name="T129"><text:line-break/></text:span><text:span text:style-name="T130"><text:line-break/></text:span><text:span text:style-name="T131">with<text:s/></text:span><text:span text:style-name="T132">sq.connect(</text:span><text:span text:style-name="T133">'Insurance_Company.db'</text:span><text:span text:style-name="T134">)<text:s/></text:span><text:span text:style-name="T135">as<text:s/></text:span><text:span text:style-name="T136">con:</text:span><text:span text:style-name="T137"><text:line-break/><text:s text:c="4"/>cur = con.cursor()</text:span><text:span text:style-name="T138"><text:line-break/><text:s text:c="4"/>cur.execute(</text:span><text:span text:style-name="T139">"SELECT * FROM contract"</text:span><text:span text:style-name="T140">)</text:span><text:span text:style-name="T141"><text:line-break/><text:s text:c="4"/>print(</text:span><text:span text:style-name="T142">'</text:span><text:span text:style-name="T143">Запрос</text:span><text:span text:style-name="T144"><text:s/>№4'</text:span><text:span text:style-name="T145">,<text:s/></text:span><text:span text:style-name="T146">'</text:span><text:span text:style-name="T147">\n</text:span><text:span text:style-name="T148">'</text:span><text:span text:style-name="T149">)</text:span><text:span text:style-name="T150"><text:line-break/><text:s text:c="4"/></text:span><text:span text:style-name="T151">for<text:s/></text:span><text:span text:style-name="T152">result<text:s/></text:span><text:span text:style-name="T153">in<text:s/></text:span><text:span text:style-name="T154">cur:</text:span><text:span text:style-name="T155"><text:line-break/><text:s text:c="8"/>print(result)</text:span><text:span text:style-name="T156"><text:line-break/><text:s text:c="4"/>print(</text:span><text:span text:style-name="T157">'</text:span><text:span text:style-name="T158">\n</text:span><text:span text:style-name="T159">'</text:span><text:span text:style-name="T160">)</text:span><text:span text:style-name="T161"><text:line-break/></text:span><text:soft-page-break/><text:span text:style-name="T162"><text:line-break/></text:span><text:span text:style-name="T163">with<text:s/></text:span><text:span text:style-name="T164">sq.connect(</text:span><text:span text:style-name="T165">'Insurance_Company.db'</text:span><text:span text:style-name="T166">)<text:s/></text:span><text:span text:style-name="T167">as<text:s/></text:span><text:span text:style-name="T168">con:</text:span><text:span text:style-name="T169"><text:line-break/><text:s text:c="4"/>cur = con.cursor()</text:span><text:span text:style-name="T170"><text:line-break/><text:s text:c="4"/>cur.execute(</text:span><text:span text:style-name="T171">"UPDATE contract SET tariff_rate = 20000 WHERE insurance_type = '</text:span><text:span text:style-name="T172">ОСАГО</text:span><text:span text:style-name="T173">'"</text:span><text:span text:style-name="T174">)</text:span><text:span text:style-name="T175"><text:line-break/></text:span><text:span text:style-name="T176"><text:line-break/></text:span><text:span text:style-name="T177">with<text:s/></text:span><text:span text:style-name="T178">sq.connect(</text:span><text:span text:style-name="T179">'Insurance_Company.db'</text:span><text:span text:style-name="T180">)<text:s/></text:span><text:span text:style-name="T181">as<text:s/></text:span><text:span text:style-name="T182">con:</text:span><text:span text:style-name="T183"><text:line-break/><text:s text:c="4"/>cur = con.cursor()</text:span><text:span text:style-name="T184"><text:line-break/><text:s text:c="4"/>cur.execute(</text:span><text:span text:style-name="T185">"SELECT * FROM contract"</text:span><text:span text:style-name="T186">)</text:span><text:span text:style-name="T187"><text:line-break/><text:s text:c="4"/>print(</text:span><text:span text:style-name="T188">'</text:span><text:span text:style-name="T189">Запрос</text:span><text:span text:style-name="T190"><text:s/>№5'</text:span><text:span text:style-name="T191">,<text:s/></text:span><text:span text:style-name="T192">'</text:span><text:span text:style-name="T193">\n</text:span><text:span text:style-name="T194">'</text:span><text:span text:style-name="T195">)</text:span><text:span text:style-name="T196"><text:line-break/><text:s text:c="4"/></text:span><text:span text:style-name="T197">for<text:s/></text:span><text:span text:style-name="T198">result<text:s/></text:span><text:span text:style-name="T199">in<text:s/></text:span><text:span text:style-name="T200">cur:</text:span><text:span text:style-name="T201"><text:line-break/><text:s text:c="8"/>print(result)</text:span><text:span text:style-name="T202"><text:line-break/><text:s text:c="4"/>print(</text:span><text:span text:style-name="T203">'</text:span><text:span text:style-name="T204">\n</text:span><text:span text:style-name="T205">'</text:span><text:span text:style-name="T206">)</text:span><text:span text:style-name="T207"><text:line-break/></text:span><text:span text:style-name="T208"><text:line-break/></text:span><text:span text:style-name="T209">with<text:s/></text:span><text:span text:style-name="T210">sq.connect(</text:span><text:span text:style-name="T211">'Insurance_Company.db'</text:span><text:span text:style-name="T212">)<text:s/></text:span><text:span text:style-name="T213">as<text:s/></text:span><text:span text:style-name="T214">con:</text:span><text:span text:style-name="T215"><text:line-break/><text:s text:c="4"/>cur = con.cursor()</text:span><text:span text:style-name="T216"><text:line-break/><text:s text:c="4"/>cur.execute(</text:span><text:span text:style-name="T217">"UPDATE contract SET insurance_sum = 150 WHERE insurance_type LIKE '</text:span><text:span text:style-name="T218">ДМС</text:span><text:span text:style-name="T219">'"</text:span><text:span text:style-name="T220">)</text:span><text:span text:style-name="T221"><text:line-break/></text:span><text:span text:style-name="T222"><text:line-break/></text:span><text:span text:style-name="T223">with<text:s/></text:span><text:span text:style-name="T224">sq.connect(</text:span><text:span text:style-name="T225">'Insurance_Company.db'</text:span><text:span text:style-name="T226">)<text:s/></text:span><text:span text:style-name="T227">as<text:s/></text:span><text:span text:style-name="T228">con:</text:span><text:span text:style-name="T229"><text:line-break/><text:s text:c="4"/>cur = con.cursor()</text:span><text:span text:style-name="T230"><text:line-break/><text:s text:c="4"/>cur.execute(</text:span><text:span text:style-name="T231">"SELECT * FROM contract"</text:span><text:span text:style-name="T232">)</text:span><text:span text:style-name="T233"><text:line-break/><text:s text:c="4"/>print(</text:span><text:span text:style-name="T234">'</text:span><text:span text:style-name="T235">Запрос</text:span><text:span text:style-name="T236"><text:s/>№6'</text:span><text:span text:style-name="T237">,<text:s/></text:span><text:span text:style-name="T238">'</text:span><text:span text:style-name="T239">\n</text:span><text:span text:style-name="T240">'</text:span><text:span text:style-name="T241">)</text:span><text:span text:style-name="T242"><text:line-break/><text:s text:c="4"/></text:span><text:span text:style-name="T243">for<text:s/></text:span><text:span text:style-name="T244">result<text:s/></text:span><text:span text:style-name="T245">in<text:s/></text:span><text:span text:style-name="T246">cur:</text:span><text:span text:style-name="T247"><text:line-break/><text:s text:c="8"/>print(result)</text:span><text:span text:style-name="T248"><text:line-break/><text:s text:c="4"/>print(</text:span><text:span text:style-name="T249">'</text:span><text:span text:style-name="T250">\n</text:span><text:span text:style-name="T251">'</text:span><text:span text:style-name="T252">)</text:span><text:span text:style-name="T253"><text:line-break/></text:span><text:span text:style-name="T254"><text:line-break/></text:span><text:span text:style-name="T255">with<text:s/></text:span><text:span text:style-name="T256">sq.connect(</text:span><text:span text:style-name="T257">'Insurance_Company.db'</text:span><text:span text:style-name="T258">)<text:s/></text:span><text:span text:style-name="T259">as<text:s/></text:span><text:span text:style-name="T260">con:</text:span><text:span text:style-name="T261"><text:line-break/><text:s text:c="4"/>cur = con.cursor()</text:span><text:span text:style-name="T262"><text:line-break/><text:s text:c="4"/>cur.execute(</text:span><text:span text:style-name="T263">"DELETE FROM contract WHERE insurance_type = '</text:span><text:span text:style-name="T264">ОСАГО</text:span><text:span text:style-name="T265">'"</text:span><text:span text:style-name="T266">)</text:span><text:span text:style-name="T267"><text:line-break/></text:span><text:span text:style-name="T268"><text:line-break/></text:span><text:span text:style-name="T269">with<text:s/></text:span><text:span text:style-name="T270">sq.connect(</text:span><text:span text:style-name="T271">'Insurance_Company.db'</text:span><text:span text:style-name="T272">)<text:s/></text:span><text:span text:style-name="T273">as<text:s/></text:span><text:span text:style-name="T274">con:</text:span><text:span text:style-name="T275"><text:line-break/><text:s text:c="4"/>cur = con.cursor()</text:span><text:span text:style-name="T276"><text:line-break/><text:s text:c="4"/>cur.execute(</text:span><text:span text:style-name="T277">"SELECT * FROM contract"</text:span><text:span text:style-name="T278">)</text:span><text:span text:style-name="T279"><text:line-break/><text:s text:c="4"/>print(</text:span><text:span text:style-name="T280">'</text:span><text:span text:style-name="T281">Запрос</text:span><text:span text:style-name="T282"><text:s/>№7'</text:span><text:span text:style-name="T283">,</text:span><text:span text:style-name="T284">'</text:span><text:span text:style-name="T285">\n</text:span><text:span text:style-name="T286">'</text:span><text:span text:style-name="T287">)</text:span><text:span text:style-name="T288"><text:line-break/><text:s text:c="4"/></text:span><text:span text:style-name="T289">for<text:s/></text:span><text:span text:style-name="T290">result<text:s/></text:span><text:span text:style-name="T291">in<text:s/></text:span><text:span text:style-name="T292">cur:</text:span><text:span text:style-name="T293"><text:line-break/><text:s text:c="8"/>print(result)</text:span><text:span text:style-name="T294"><text:line-break/><text:s text:c="4"/>print(</text:span><text:span text:style-name="T295">'</text:span><text:span text:style-name="T296">\n</text:span><text:span text:style-name="T297">'</text:span><text:span text:style-name="T298">)</text:span><text:span text:style-name="T299"><text:line-break/></text:span><text:span text:style-name="T300"><text:line-break/></text:span><text:span text:style-name="T301">with<text:s/></text:span><text:span text:style-name="T302">sq.connect(</text:span><text:span text:style-name="T303">'Insurance_Company.db'</text:span><text:span text:style-name="T304">)<text:s/></text:span><text:span text:style-name="T305">as<text:s/></text:span><text:span text:style-name="T306">con:</text:span><text:span text:style-name="T307"><text:line-break/><text:s text:c="4"/>cur = con.cursor()</text:span><text:span text:style-name="T308"><text:line-break/><text:s text:c="4"/>cur.execute(</text:span><text:span text:style-name="T309">"DELETE FROM contract WHERE branch = '№3'"</text:span><text:span text:style-name="T310">)</text:span><text:span text:style-name="T311"><text:line-break/></text:span><text:span text:style-name="T312"><text:line-break/></text:span><text:span text:style-name="T313">with<text:s/></text:span><text:span text:style-name="T314">sq.connect(</text:span><text:span text:style-name="T315">'Insurance_Company.db'</text:span><text:span text:style-name="T316">)<text:s/></text:span><text:span text:style-name="T317">as<text:s/></text:span><text:span text:style-name="T318">con:</text:span><text:span text:style-name="T319"><text:line-break/><text:s text:c="4"/>cur = con.cursor()</text:span><text:span text:style-name="T320"><text:line-break/><text:s text:c="4"/>cur.execute(</text:span><text:span text:style-name="T321">"SELECT * FROM contract"</text:span><text:span text:style-name="T322">)</text:span><text:span text:style-name="T323"><text:line-break/><text:s text:c="4"/>print(</text:span><text:span text:style-name="T324">'</text:span><text:span text:style-name="T325">Запрос</text:span><text:span text:style-name="T326"><text:s/>№8'</text:span><text:span text:style-name="T327">,</text:span><text:span text:style-name="T328">'</text:span><text:span text:style-name="T329">\n</text:span><text:span text:style-name="T330">'</text:span><text:span text:style-name="T331">)</text:span><text:span text:style-name="T332"><text:line-break/><text:s text:c="4"/></text:span><text:span text:style-name="T333">for<text:s/></text:span><text:span text:style-name="T334">result<text:s/></text:span><text:span text:style-name="T335">in<text:s/></text:span><text:span text:style-name="T336">cur:</text:span><text:span text:style-name="T337"><text:line-break/><text:s text:c="8"/>print(result)</text:span><text:span text:style-name="T338"><text:line-break/><text:s text:c="4"/>print(</text:span><text:span text:style-name="T339">'</text:span><text:span text:style-name="T340">\n</text:span><text:span text:style-name="T341">'</text:span><text:span text:style-name="T342">)</text:span><text:span text:style-name="T343"><text:line-break/></text:span><text:span text:style-name="T344"><text:line-break/></text:span><text:span text:style-name="T345">with<text:s/></text:span><text:span text:style-name="T346">sq.connect(</text:span><text:span text:style-name="T347">'Insurance_Company.db'</text:span><text:span text:style-name="T348">)<text:s/></text:span><text:span text:style-name="T349">as<text:s/></text:span><text:span text:style-name="T350">con:</text:span><text:span text:style-name="T351"><text:line-break/><text:s text:c="4"/>cur = con.cursor()</text:span><text:span text:style-name="T352"><text:line-break/><text:s text:c="4"/>cur.execute(</text:span><text:span text:style-name="T353">"DELETE FROM contract WHERE tariff_rate &gt; 3000"</text:span><text:span text:style-name="T354">)</text:span><text:span text:style-name="T355"><text:line-break/></text:span><text:span text:style-name="T356"><text:line-break/></text:span><text:span text:style-name="T357">with<text:s/></text:span><text:span text:style-name="T358">sq.connect(</text:span><text:span text:style-name="T359">'Insurance_Company.db'</text:span><text:span text:style-name="T360">)<text:s/></text:span><text:span text:style-name="T361">as<text:s/></text:span><text:span text:style-name="T362">con:</text:span><text:span text:style-name="T363"><text:line-break/><text:s text:c="4"/>cur = con.cursor()</text:span><text:span text:style-name="T364"><text:line-break/><text:s text:c="4"/>cur.execute(</text:span><text:span text:style-name="T365">"SELECT * FROM contract"</text:span><text:span text:style-name="T366">)</text:span><text:span text:style-name="T367"><text:line-break/><text:s text:c="4"/>print(</text:span><text:span text:style-name="T368">'</text:span><text:span text:style-name="T369">Запрос</text:span><text:span text:style-name="T370"><text:s/>№9'</text:span><text:span text:style-name="T371">,</text:span><text:span text:style-name="T372">'</text:span><text:span text:style-name="T373">\n</text:span><text:span text:style-name="T374">'</text:span><text:span text:style-name="T375">)</text:span><text:span text:style-name="T376"><text:line-break/><text:s text:c="4"/></text:span><text:span text:style-name="T377">for<text:s/></text:span><text:span text:style-name="T378">result<text:s/></text:span><text:span text:style-name="T379">in<text:s/></text:span><text:span text:style-name="T380">cur:</text:span><text:span text:style-name="T381"><text:line-break/><text:s text:c="8"/>print(result)</text:span><text:span text:style-name="T382"><text:line-break/><text:s text:c="4"/>print(</text:span><text:span text:style-name="T383">'</text:span><text:span text:style-name="T384">\n</text:span><text:span text:style-name="T385">'</text:span><text:span text:style-name="T386">)</text:span></text:p>
      <text:p text:style-name="P387"/>
      <text:p text:style-name="Standard">Запрос №1 [('10.10.2019', 500000, 'Страхование имущества', 6500, '№2'), ('21.03.2020', 450000,<text:s/><text:soft-page-break/>'ОСАГО', 7000, '№2'), ('28.01.2021', 480000, 'Страхование имущества', 4900, '№1')]<text:s/></text:p>
      <text:p text:style-name="Standard"/>
      <text:p text:style-name="Standard">Запрос №2 [('05.07.2022', 150000, 'НС', 3520, '№3'), ('18.07.2021', 225500, 'НС', 4500, '№3'), ('19.10.2019', 312000, 'НС', 3755, '№3')]<text:s/></text:p>
      <text:p text:style-name="Standard"/>
      <text:p text:style-name="Standard">Запрос №3 [('02.03.2020', 200000, 'ОСАГО', 1700, '№1'), ('01.04.2018', 138000, 'ДМС', 2000, '№2'), ('07.12.2017', 325000, 'ОСАГО', 2500, '№1')]<text:s/></text:p>
      <text:p text:style-name="Standard"/>
      <text:p text:style-name="Standard">Запрос №4<text:s/></text:p>
      <text:p text:style-name="Standard"/>
      <text:p text:style-name="Standard">('02.03.2020', 215000, 'ОСАГО', 1700, '№1')</text:p>
      <text:p text:style-name="Standard">('05.07.2022', 150000, 'НС', 3520, '№3')</text:p>
      <text:p text:style-name="Standard">('10.10.2019', 500000, 'Страхование имущества', 6500, '№2')</text:p>
      <text:p text:style-name="Standard">('21.03.2020', 450000, 'ОСАГО', 7000, '№2')</text:p>
      <text:p text:style-name="Standard">('18.07.2021', 225500, 'НС', 4500, '№3')</text:p>
      <text:p text:style-name="Standard">('01.04.2018', 138000, 'ДМС', 2000, '№2')</text:p>
      <text:p text:style-name="Standard">('28.01.2021', 495000, 'Страхование имущества', 4900, '№1')</text:p>
      <text:p text:style-name="Standard">('07.12.2017', 340000, 'ОСАГО', 2500, '№1')</text:p>
      <text:p text:style-name="Standard">('19.10.2019', 312000, 'НС', 3755, '№3')</text:p>
      <text:p text:style-name="Standard">('11.06.2021', 223500, 'ДМС', 4200, '№2')</text:p>
      <text:p text:style-name="Standard"/>
      <text:p text:style-name="Standard"/>
      <text:p text:style-name="Standard">Запрос №5<text:s/></text:p>
      <text:p text:style-name="Standard"/>
      <text:p text:style-name="Standard">('02.03.2020', 215000, 'ОСАГО', 20000, '№1')</text:p>
      <text:p text:style-name="Standard">('05.07.2022', 150000, 'НС', 3520, '№3')</text:p>
      <text:p text:style-name="Standard">('10.10.2019', 500000, 'Страхование имущества', 6500, '№2')</text:p>
      <text:p text:style-name="Standard">('21.03.2020', 450000, 'ОСАГО', 20000, '№2')</text:p>
      <text:p text:style-name="Standard">('18.07.2021', 225500, 'НС', 4500, '№3')</text:p>
      <text:p text:style-name="Standard">('01.04.2018', 138000, 'ДМС', 2000, '№2')</text:p>
      <text:p text:style-name="Standard">('28.01.2021', 495000, 'Страхование имущества', 4900, '№1')</text:p>
      <text:p text:style-name="Standard">('07.12.2017', 340000, 'ОСАГО', 20000, '№1')</text:p>
      <text:p text:style-name="Standard">('19.10.2019', 312000, 'НС', 3755, '№3')</text:p>
      <text:p text:style-name="Standard">('11.06.2021', 223500, 'ДМС', 4200, '№2')</text:p>
      <text:p text:style-name="Standard"/>
      <text:p text:style-name="Standard"/>
      <text:p text:style-name="Standard">Запрос №6<text:s/></text:p>
      <text:p text:style-name="Standard"/>
      <text:p text:style-name="Standard">('02.03.2020', 215000, 'ОСАГО', 20000, '№1')</text:p>
      <text:p text:style-name="Standard">('05.07.2022', 150000, 'НС', 3520, '№3')</text:p>
      <text:p text:style-name="Standard">('10.10.2019', 500000, 'Страхование имущества', 6500, '№2')</text:p>
      <text:p text:style-name="Standard">('21.03.2020', 450000, 'ОСАГО', 20000, '№2')</text:p>
      <text:p text:style-name="Standard">('18.07.2021', 225500, 'НС', 4500, '№3')</text:p>
      <text:p text:style-name="Standard">('01.04.2018', 150, 'ДМС', 2000, '№2')</text:p>
      <text:p text:style-name="Standard">('28.01.2021', 495000, 'Страхование имущества', 4900, '№1')</text:p>
      <text:p text:style-name="Standard">('07.12.2017', 340000, 'ОСАГО', 20000, '№1')</text:p>
      <text:p text:style-name="Standard">('19.10.2019', 312000, 'НС', 3755, '№3')</text:p>
      <text:p text:style-name="Standard">('11.06.2021', 150, 'ДМС', 4200, '№2')</text:p>
      <text:p text:style-name="Standard"/>
      <text:p text:style-name="Standard"/>
      <text:p text:style-name="Standard">Запрос №7<text:s/></text:p>
      <text:p text:style-name="Standard"/>
      <text:soft-page-break/>
      <text:p text:style-name="Standard">('05.07.2022', 150000, 'НС', 3520, '№3')</text:p>
      <text:p text:style-name="Standard">('10.10.2019', 500000, 'Страхование имущества', 6500, '№2')</text:p>
      <text:p text:style-name="Standard">('18.07.2021', 225500, 'НС', 4500, '№3')</text:p>
      <text:p text:style-name="Standard">('01.04.2018', 150, 'ДМС', 2000, '№2')</text:p>
      <text:p text:style-name="Standard">('28.01.2021', 495000, 'Страхование имущества', 4900, '№1')</text:p>
      <text:p text:style-name="Standard">('19.10.2019', 312000, 'НС', 3755, '№3')</text:p>
      <text:p text:style-name="Standard">('11.06.2021', 150, 'ДМС', 4200, '№2')</text:p>
      <text:p text:style-name="Standard"/>
      <text:p text:style-name="Standard"/>
      <text:p text:style-name="Standard">Запрос №8<text:s/></text:p>
      <text:p text:style-name="Standard"/>
      <text:p text:style-name="Standard">('10.10.2019', 500000, 'Страхование имущества', 6500, '№2')</text:p>
      <text:p text:style-name="Standard">('01.04.2018', 150, 'ДМС', 2000, '№2')</text:p>
      <text:p text:style-name="Standard">('28.01.2021', 495000, 'Страхование имущества', 4900, '№1')</text:p>
      <text:p text:style-name="Standard">('11.06.2021', 150, 'ДМС', 4200, '№2')</text:p>
      <text:p text:style-name="Standard"/>
      <text:p text:style-name="Standard"/>
      <text:p text:style-name="Standard">Запрос №9<text:s/></text:p>
      <text:p text:style-name="Standard"/>
      <text:p text:style-name="Standard">('01.04.2018', 150, 'ДМС', 2000, '№2')</text:p>
      <text:p text:style-name="P388">Process finished with exit code 0</text:p>
      <text:p text:style-name="P389"/>
      <text:p text:style-name="Standard">Вывод: в процессе выполнения практического занятия выработала навыки cоставление программ с использованием<text:s/>баз данных в IDE PyCharm Community.</text:p>
      <text:p text:style-name="Standard">Выполнены разработка кода, отладка, тестирование, оптимизация программного кода. Готовые программные коды выложены на GitHub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ton Boyarshinov</meta:initial-creator>
    <dc:creator>Учетная запись Майкрософт</dc:creator>
    <meta:creation-date>2008-09-02T15:39:00Z</meta:creation-date>
    <dc:date>2024-05-31T21:05:00Z</dc:date>
    <meta:template xlink:href="Normal.dotm" xlink:type="simple"/>
    <meta:editing-cycles>3</meta:editing-cycles>
    <meta:editing-duration>PT360S</meta:editing-duration>
    <meta:user-defined meta:name="Поле 1"/>
    <meta:user-defined meta:name="Поле 2"/>
    <meta:user-defined meta:name="Поле 3"/>
    <meta:user-defined meta:name="Поле 4"/>
    <meta:document-statistic meta:page-count="4" meta:paragraph-count="13" meta:word-count="1022" meta:character-count="6836" meta:row-count="48" meta:non-whitespace-character-count="5827"/>
  </office:meta>
</office:document-meta>
</file>